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2cm"/>
    </style:style>
    <style:style style:name="co2" style:family="table-column">
      <style:table-column-properties fo:break-before="auto" style:column-width="1.97cm"/>
    </style:style>
    <style:style style:name="co3" style:family="table-column">
      <style:table-column-properties fo:break-before="auto" style:column-width="2.2cm"/>
    </style:style>
    <style:style style:name="co4" style:family="table-column">
      <style:table-column-properties fo:break-before="auto" style:column-width="1.379cm"/>
    </style:style>
    <style:style style:name="co5" style:family="table-column">
      <style:table-column-properties fo:break-before="auto" style:column-width="2.79cm"/>
    </style:style>
    <style:style style:name="co6" style:family="table-column">
      <style:table-column-properties fo:break-before="auto" style:column-width="2.593cm"/>
    </style:style>
    <style:style style:name="co7" style:family="table-column">
      <style:table-column-properties fo:break-before="auto" style:column-width="2.134cm"/>
    </style:style>
    <style:style style:name="co8" style:family="table-column">
      <style:table-column-properties fo:break-before="auto" style:column-width="2.004cm"/>
    </style:style>
    <style:style style:name="co9" style:family="table-column">
      <style:table-column-properties fo:break-before="auto" style:column-width="2.856cm"/>
    </style:style>
    <style:style style:name="co10" style:family="table-column">
      <style:table-column-properties fo:break-before="auto" style:column-width="1.806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2">
      <style:text-properties fo:color="#127622" fo:font-weight="bold" style:font-weight-asian="bold" style:font-weight-complex="bold"/>
    </style:style>
    <style:style style:name="ce3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kk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1" table:default-cell-style-name="ce3"/>
        <table:table-column table:style-name="co11" table:number-columns-repeated="1005" table:default-cell-style-name="Default"/>
        <table:table-row table:style-name="ro1">
          <table:table-cell table:style-name="ce1"/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,/fie3_result,csv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122.7" calcext:value-type="float">
            <text:p>122,7</text:p>
          </table:table-cell>
          <table:table-cell table:style-name="ce3" office:value-type="float" office:value="31.456636" calcext:value-type="float">
            <text:p>31,46</text:p>
          </table:table-cell>
          <table:table-cell table:style-name="ce3" office:value-type="float" office:value="68.543364" calcext:value-type="float">
            <text:p>68,54</text:p>
          </table:table-cell>
          <table:table-cell table:style-name="ce2" office:value-type="float" office:value="16.69861" calcext:value-type="float">
            <text:p>16,70</text:p>
          </table:table-cell>
          <table:table-cell table:style-name="ce3" office:value-type="float" office:value="16.718638" calcext:value-type="float">
            <text:p>16,72</text:p>
          </table:table-cell>
          <table:table-cell table:style-name="ce3" office:value-type="float" office:value="83.281362" calcext:value-type="float">
            <text:p>83,28</text:p>
          </table:table-cell>
          <table:table-cell table:style-name="ce3" office:value-type="float" office:value="0.119789" calcext:value-type="float">
            <text:p>0,12</text:p>
          </table:table-cell>
          <table:table-cell office:value-type="float" office:value="0.042094" calcext:value-type="float">
            <text:p>0,042094</text:p>
          </table:table-cell>
          <table:table-cell office:value-type="float" office:value="0" calcext:value-type="float">
            <text:p>0</text:p>
          </table:table-cell>
          <table:table-cell office:value-type="float" office:value="0.008249" calcext:value-type="float">
            <text:p>0,008249</text:p>
          </table:table-cell>
          <table:table-cell/>
          <table:table-cell table:formula="of:=IF([.I3]&lt;=[.I42];1;0)" office:value-type="float" office:value="0" calcext:value-type="float">
            <text:p>0</text:p>
          </table:table-cell>
          <table:table-cell table:formula="of:=[.M42]/[.M3]" office:value-type="float" office:value="3.93212809426522" calcext:value-type="float">
            <text:p>3,9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19796.4" calcext:value-type="float">
            <text:p>19796,4</text:p>
          </table:table-cell>
          <table:table-cell table:style-name="ce3" office:value-type="float" office:value="90.154006" calcext:value-type="float">
            <text:p>90,15</text:p>
          </table:table-cell>
          <table:table-cell table:style-name="ce3" office:value-type="float" office:value="9.845994" calcext:value-type="float">
            <text:p>9,85</text:p>
          </table:table-cell>
          <table:table-cell table:style-name="ce3" office:value-type="float" office:value="63.318739" calcext:value-type="float">
            <text:p>63,32</text:p>
          </table:table-cell>
          <table:table-cell table:style-name="ce3" office:value-type="float" office:value="80.529853" calcext:value-type="float">
            <text:p>80,53</text:p>
          </table:table-cell>
          <table:table-cell table:style-name="ce3" office:value-type="float" office:value="19.470147" calcext:value-type="float">
            <text:p>19,47</text:p>
          </table:table-cell>
          <table:table-cell table:style-name="ce3" office:value-type="float" office:value="21.372341" calcext:value-type="float">
            <text:p>21,37</text:p>
          </table:table-cell>
          <table:table-cell office:value-type="float" office:value="0.693822" calcext:value-type="float">
            <text:p>0,693822</text:p>
          </table:table-cell>
          <table:table-cell office:value-type="float" office:value="0" calcext:value-type="float">
            <text:p>0</text:p>
          </table:table-cell>
          <table:table-cell office:value-type="float" office:value="0.081182" calcext:value-type="float">
            <text:p>0,081182</text:p>
          </table:table-cell>
          <table:table-cell/>
          <table:table-cell table:formula="of:=IF([.I4]&lt;=[.I43];1;0)" office:value-type="float" office:value="1" calcext:value-type="float">
            <text:p>1</text:p>
          </table:table-cell>
          <table:table-cell table:formula="of:=[.M43]/[.M4]" office:value-type="float" office:value="228.3549728893" calcext:value-type="float">
            <text:p>228,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498.9" calcext:value-type="float">
            <text:p>498,9</text:p>
          </table:table-cell>
          <table:table-cell table:style-name="ce3" office:value-type="float" office:value="96.988728" calcext:value-type="float">
            <text:p>96,99</text:p>
          </table:table-cell>
          <table:table-cell table:style-name="ce3" office:value-type="float" office:value="3.011272" calcext:value-type="float">
            <text:p>3,01</text:p>
          </table:table-cell>
          <table:table-cell table:style-name="ce3" office:value-type="float" office:value="54.637681" calcext:value-type="float">
            <text:p>54,64</text:p>
          </table:table-cell>
          <table:table-cell table:style-name="ce3" office:value-type="float" office:value="82.857143" calcext:value-type="float">
            <text:p>82,86</text:p>
          </table:table-cell>
          <table:table-cell table:style-name="ce3" office:value-type="float" office:value="17.142857" calcext:value-type="float">
            <text:p>17,14</text:p>
          </table:table-cell>
          <table:table-cell table:style-name="ce3" office:value-type="float" office:value="34.057971" calcext:value-type="float">
            <text:p>34,06</text:p>
          </table:table-cell>
          <table:table-cell office:value-type="float" office:value="0.006827" calcext:value-type="float">
            <text:p>0,006827</text:p>
          </table:table-cell>
          <table:table-cell office:value-type="float" office:value="0" calcext:value-type="float">
            <text:p>0</text:p>
          </table:table-cell>
          <table:table-cell office:value-type="float" office:value="0.001065" calcext:value-type="float">
            <text:p>0,001065</text:p>
          </table:table-cell>
          <table:table-cell/>
          <table:table-cell table:formula="of:=IF([.I5]&lt;=[.I44];1;0)" office:value-type="float" office:value="1" calcext:value-type="float">
            <text:p>1</text:p>
          </table:table-cell>
          <table:table-cell table:formula="of:=[.M44]/[.M5]" office:value-type="float" office:value="8.83155119378937" calcext:value-type="float">
            <text:p>8,8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19.6" calcext:value-type="float">
            <text:p>19,6</text:p>
          </table:table-cell>
          <table:table-cell table:style-name="ce3" office:value-type="float" office:value="77.075472" calcext:value-type="float">
            <text:p>77,08</text:p>
          </table:table-cell>
          <table:table-cell table:style-name="ce3" office:value-type="float" office:value="22.924528" calcext:value-type="float">
            <text:p>22,92</text:p>
          </table:table-cell>
          <table:table-cell table:style-name="ce3" office:value-type="float" office:value="79.377358" calcext:value-type="float">
            <text:p>79,38</text:p>
          </table:table-cell>
          <table:table-cell table:style-name="ce3" office:value-type="float" office:value="79.392338" calcext:value-type="float">
            <text:p>79,39</text:p>
          </table:table-cell>
          <table:table-cell table:style-name="ce3" office:value-type="float" office:value="20.607662" calcext:value-type="float">
            <text:p>20,61</text:p>
          </table:table-cell>
          <table:table-cell table:style-name="ce3" office:value-type="float" office:value="0.018868" calcext:value-type="float">
            <text:p>0,02</text:p>
          </table:table-cell>
          <table:table-cell office:value-type="float" office:value="0.023983" calcext:value-type="float">
            <text:p>0,023983</text:p>
          </table:table-cell>
          <table:table-cell office:value-type="float" office:value="0" calcext:value-type="float">
            <text:p>0</text:p>
          </table:table-cell>
          <table:table-cell office:value-type="float" office:value="0.001431" calcext:value-type="float">
            <text:p>0,001431</text:p>
          </table:table-cell>
          <table:table-cell/>
          <table:table-cell table:formula="of:=IF([.I6]&lt;=[.I45];1;0)" office:value-type="float" office:value="1" calcext:value-type="float">
            <text:p>1</text:p>
          </table:table-cell>
          <table:table-cell table:formula="of:=[.M45]/[.M6]" office:value-type="float" office:value="1.19793186840679" calcext:value-type="float">
            <text:p>1,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325.3" calcext:value-type="float">
            <text:p>325,3</text:p>
          </table:table-cell>
          <table:table-cell table:style-name="ce3" office:value-type="float" office:value="100" calcext:value-type="float">
            <text:p>100,00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16.164384" calcext:value-type="float">
            <text:p>16,16</text:p>
          </table:table-cell>
          <table:table-cell table:style-name="ce3" office:value-type="float" office:value="64.130435" calcext:value-type="float">
            <text:p>64,13</text:p>
          </table:table-cell>
          <table:table-cell table:style-name="ce3" office:value-type="float" office:value="35.869565" calcext:value-type="float">
            <text:p>35,87</text:p>
          </table:table-cell>
          <table:table-cell table:style-name="ce3" office:value-type="float" office:value="74.794521" calcext:value-type="float">
            <text:p>74,79</text:p>
          </table:table-cell>
          <table:table-cell office:value-type="float" office:value="0.006067" calcext:value-type="float">
            <text:p>0,006067</text:p>
          </table:table-cell>
          <table:table-cell office:value-type="float" office:value="0" calcext:value-type="float">
            <text:p>0</text:p>
          </table:table-cell>
          <table:table-cell office:value-type="float" office:value="0.012619" calcext:value-type="float">
            <text:p>0,012619</text:p>
          </table:table-cell>
          <table:table-cell/>
          <table:table-cell table:formula="of:=IF([.I7]&lt;=[.I46];1;0)" office:value-type="float" office:value="1" calcext:value-type="float">
            <text:p>1</text:p>
          </table:table-cell>
          <table:table-cell table:formula="of:=[.M46]/[.M7]" office:value-type="float" office:value="4.33294873908027" calcext:value-type="float">
            <text:p>4,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20.8" calcext:value-type="float">
            <text:p>120,8</text:p>
          </table:table-cell>
          <table:table-cell table:style-name="ce3" office:value-type="float" office:value="76.8438" calcext:value-type="float">
            <text:p>76,84</text:p>
          </table:table-cell>
          <table:table-cell table:style-name="ce3" office:value-type="float" office:value="23.1562" calcext:value-type="float">
            <text:p>23,16</text:p>
          </table:table-cell>
          <table:table-cell table:style-name="ce3" office:value-type="float" office:value="55.652174" calcext:value-type="float">
            <text:p>55,65</text:p>
          </table:table-cell>
          <table:table-cell table:style-name="ce3" office:value-type="float" office:value="57.313433" calcext:value-type="float">
            <text:p>57,31</text:p>
          </table:table-cell>
          <table:table-cell table:style-name="ce3" office:value-type="float" office:value="42.686567" calcext:value-type="float">
            <text:p>42,69</text:p>
          </table:table-cell>
          <table:table-cell table:style-name="ce3" office:value-type="float" office:value="2.898551" calcext:value-type="float">
            <text:p>2,90</text:p>
          </table:table-cell>
          <table:table-cell office:value-type="float" office:value="0.002027" calcext:value-type="float">
            <text:p>0,002027</text:p>
          </table:table-cell>
          <table:table-cell office:value-type="float" office:value="0" calcext:value-type="float">
            <text:p>0</text:p>
          </table:table-cell>
          <table:table-cell office:value-type="float" office:value="0.000218" calcext:value-type="float">
            <text:p>0,000218</text:p>
          </table:table-cell>
          <table:table-cell/>
          <table:table-cell table:formula="of:=IF([.I8]&lt;=[.I47];1;0)" office:value-type="float" office:value="1" calcext:value-type="float">
            <text:p>1</text:p>
          </table:table-cell>
          <table:table-cell table:formula="of:=[.M47]/[.M8]" office:value-type="float" office:value="5.0828811050814" calcext:value-type="float">
            <text:p>5,0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80968.1" calcext:value-type="float">
            <text:p>80968,1</text:p>
          </table:table-cell>
          <table:table-cell table:style-name="ce3" office:value-type="float" office:value="99.295231" calcext:value-type="float">
            <text:p>99,30</text:p>
          </table:table-cell>
          <table:table-cell table:style-name="ce3" office:value-type="float" office:value="0.704769" calcext:value-type="float">
            <text:p>0,70</text:p>
          </table:table-cell>
          <table:table-cell table:style-name="ce3" office:value-type="float" office:value="48.089755" calcext:value-type="float">
            <text:p>48,09</text:p>
          </table:table-cell>
          <table:table-cell table:style-name="ce3" office:value-type="float" office:value="96.332944" calcext:value-type="float">
            <text:p>96,33</text:p>
          </table:table-cell>
          <table:table-cell table:style-name="ce3" office:value-type="float" office:value="3.667056" calcext:value-type="float">
            <text:p>3,67</text:p>
          </table:table-cell>
          <table:table-cell table:style-name="ce3" office:value-type="float" office:value="50.079637" calcext:value-type="float">
            <text:p>50,08</text:p>
          </table:table-cell>
          <table:table-cell office:value-type="float" office:value="5.951201" calcext:value-type="float">
            <text:p>5,951201</text:p>
          </table:table-cell>
          <table:table-cell office:value-type="float" office:value="0" calcext:value-type="float">
            <text:p>0</text:p>
          </table:table-cell>
          <table:table-cell office:value-type="float" office:value="0.72418" calcext:value-type="float">
            <text:p>0,72418</text:p>
          </table:table-cell>
          <table:table-cell/>
          <table:table-cell table:formula="of:=IF([.I9]&lt;=[.I48];1;0)" office:value-type="float" office:value="1" calcext:value-type="float">
            <text:p>1</text:p>
          </table:table-cell>
          <table:table-cell table:formula="of:=[.M48]/[.M9]" office:value-type="float" office:value="294.056708385417" calcext:value-type="float">
            <text:p>294,0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259.2" calcext:value-type="float">
            <text:p>259,2</text:p>
          </table:table-cell>
          <table:table-cell table:style-name="ce3" office:value-type="float" office:value="99.401422" calcext:value-type="float">
            <text:p>99,40</text:p>
          </table:table-cell>
          <table:table-cell table:style-name="ce3" office:value-type="float" office:value="0.598578" calcext:value-type="float">
            <text:p>0,60</text:p>
          </table:table-cell>
          <table:table-cell table:style-name="ce3" office:value-type="float" office:value="18.181818" calcext:value-type="float">
            <text:p>18,18</text:p>
          </table:table-cell>
          <table:table-cell table:style-name="ce3" office:value-type="float" office:value="64.285714" calcext:value-type="float">
            <text:p>64,29</text:p>
          </table:table-cell>
          <table:table-cell table:style-name="ce3" office:value-type="float" office:value="35.714286" calcext:value-type="float">
            <text:p>35,71</text:p>
          </table:table-cell>
          <table:table-cell table:style-name="ce3" office:value-type="float" office:value="71.717172" calcext:value-type="float">
            <text:p>71,72</text:p>
          </table:table-cell>
          <table:table-cell office:value-type="float" office:value="0.00557" calcext:value-type="float">
            <text:p>0,00557</text:p>
          </table:table-cell>
          <table:table-cell office:value-type="float" office:value="0" calcext:value-type="float">
            <text:p>0</text:p>
          </table:table-cell>
          <table:table-cell office:value-type="float" office:value="0.001117" calcext:value-type="float">
            <text:p>0,001117</text:p>
          </table:table-cell>
          <table:table-cell/>
          <table:table-cell table:formula="of:=IF([.I10]&lt;=[.I49];1;0)" office:value-type="float" office:value="1" calcext:value-type="float">
            <text:p>1</text:p>
          </table:table-cell>
          <table:table-cell table:formula="of:=[.M49]/[.M10]" office:value-type="float" office:value="2.80107719928187" calcext:value-type="float">
            <text:p>2,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7451.9" calcext:value-type="float">
            <text:p>7451,9</text:p>
          </table:table-cell>
          <table:table-cell table:style-name="ce3" office:value-type="float" office:value="98.796353" calcext:value-type="float">
            <text:p>98,80</text:p>
          </table:table-cell>
          <table:table-cell table:style-name="ce3" office:value-type="float" office:value="1.203647" calcext:value-type="float">
            <text:p>1,20</text:p>
          </table:table-cell>
          <table:table-cell table:style-name="ce3" office:value-type="float" office:value="24.272042" calcext:value-type="float">
            <text:p>24,27</text:p>
          </table:table-cell>
          <table:table-cell table:style-name="ce3" office:value-type="float" office:value="92.153073" calcext:value-type="float">
            <text:p>92,15</text:p>
          </table:table-cell>
          <table:table-cell table:style-name="ce3" office:value-type="float" office:value="7.846927" calcext:value-type="float">
            <text:p>7,85</text:p>
          </table:table-cell>
          <table:table-cell table:style-name="ce3" office:value-type="float" office:value="73.661169" calcext:value-type="float">
            <text:p>73,66</text:p>
          </table:table-cell>
          <table:table-cell office:value-type="float" office:value="0.922418" calcext:value-type="float">
            <text:p>0,922418</text:p>
          </table:table-cell>
          <table:table-cell office:value-type="float" office:value="0" calcext:value-type="float">
            <text:p>0</text:p>
          </table:table-cell>
          <table:table-cell office:value-type="float" office:value="0.096052" calcext:value-type="float">
            <text:p>0,096052</text:p>
          </table:table-cell>
          <table:table-cell/>
          <table:table-cell table:formula="of:=IF([.I11]&lt;=[.I50];1;0)" office:value-type="float" office:value="1" calcext:value-type="float">
            <text:p>1</text:p>
          </table:table-cell>
          <table:table-cell table:formula="of:=[.M50]/[.M11]" office:value-type="float" office:value="12.3452859766397" calcext:value-type="float">
            <text:p>12,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23406" calcext:value-type="float">
            <text:p>23406</text:p>
          </table:table-cell>
          <table:table-cell table:style-name="ce3" office:value-type="float" office:value="85.290924" calcext:value-type="float">
            <text:p>85,29</text:p>
          </table:table-cell>
          <table:table-cell table:style-name="ce3" office:value-type="float" office:value="14.709076" calcext:value-type="float">
            <text:p>14,71</text:p>
          </table:table-cell>
          <table:table-cell table:style-name="ce2" office:value-type="float" office:value="85.327614" calcext:value-type="float">
            <text:p>85,33</text:p>
          </table:table-cell>
          <table:table-cell table:style-name="ce3" office:value-type="float" office:value="85.336576" calcext:value-type="float">
            <text:p>85,34</text:p>
          </table:table-cell>
          <table:table-cell table:style-name="ce3" office:value-type="float" office:value="14.663424" calcext:value-type="float">
            <text:p>14,66</text:p>
          </table:table-cell>
          <table:table-cell table:style-name="ce3" office:value-type="float" office:value="0.010502" calcext:value-type="float">
            <text:p>0,01</text:p>
          </table:table-cell>
          <table:table-cell office:value-type="float" office:value="22.661442" calcext:value-type="float">
            <text:p>22,661442</text:p>
          </table:table-cell>
          <table:table-cell office:value-type="float" office:value="0" calcext:value-type="float">
            <text:p>0</text:p>
          </table:table-cell>
          <table:table-cell office:value-type="float" office:value="2.887924" calcext:value-type="float">
            <text:p>2,887924</text:p>
          </table:table-cell>
          <table:table-cell/>
          <table:table-cell table:formula="of:=IF([.I12]&lt;=[.I51];1;0)" office:value-type="float" office:value="0" calcext:value-type="float">
            <text:p>0</text:p>
          </table:table-cell>
          <table:table-cell table:formula="of:=[.M51]/[.M12]" office:value-type="float" office:value="105.773395532376" calcext:value-type="float">
            <text:p>105,7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522.7" calcext:value-type="float">
            <text:p>522,7</text:p>
          </table:table-cell>
          <table:table-cell table:style-name="ce3" office:value-type="float" office:value="98.553684" calcext:value-type="float">
            <text:p>98,55</text:p>
          </table:table-cell>
          <table:table-cell table:style-name="ce3" office:value-type="float" office:value="1.446316" calcext:value-type="float">
            <text:p>1,45</text:p>
          </table:table-cell>
          <table:table-cell table:style-name="ce3" office:value-type="float" office:value="40.735069" calcext:value-type="float">
            <text:p>40,74</text:p>
          </table:table-cell>
          <table:table-cell table:style-name="ce3" office:value-type="float" office:value="85.530547" calcext:value-type="float">
            <text:p>85,53</text:p>
          </table:table-cell>
          <table:table-cell table:style-name="ce3" office:value-type="float" office:value="14.469453" calcext:value-type="float">
            <text:p>14,47</text:p>
          </table:table-cell>
          <table:table-cell table:style-name="ce3" office:value-type="float" office:value="52.37366" calcext:value-type="float">
            <text:p>52,37</text:p>
          </table:table-cell>
          <table:table-cell office:value-type="float" office:value="0.008214" calcext:value-type="float">
            <text:p>0,008214</text:p>
          </table:table-cell>
          <table:table-cell office:value-type="float" office:value="0" calcext:value-type="float">
            <text:p>0</text:p>
          </table:table-cell>
          <table:table-cell office:value-type="float" office:value="0.001248" calcext:value-type="float">
            <text:p>0,001248</text:p>
          </table:table-cell>
          <table:table-cell/>
          <table:table-cell table:formula="of:=IF([.I13]&lt;=[.I52];1;0)" office:value-type="float" office:value="1" calcext:value-type="float">
            <text:p>1</text:p>
          </table:table-cell>
          <table:table-cell table:formula="of:=[.M52]/[.M13]" office:value-type="float" office:value="12.8371073776479" calcext:value-type="float">
            <text:p>12,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39933.7" calcext:value-type="float">
            <text:p>39933,7</text:p>
          </table:table-cell>
          <table:table-cell table:style-name="ce3" office:value-type="float" office:value="100" calcext:value-type="float">
            <text:p>100,00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44.889976" calcext:value-type="float">
            <text:p>44,89</text:p>
          </table:table-cell>
          <table:table-cell table:style-name="ce3" office:value-type="float" office:value="100" calcext:value-type="float">
            <text:p>100,00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55.110024" calcext:value-type="float">
            <text:p>55,11</text:p>
          </table:table-cell>
          <table:table-cell office:value-type="float" office:value="1.986156" calcext:value-type="float">
            <text:p>1,986156</text:p>
          </table:table-cell>
          <table:table-cell office:value-type="float" office:value="0" calcext:value-type="float">
            <text:p>0</text:p>
          </table:table-cell>
          <table:table-cell office:value-type="float" office:value="0.206267" calcext:value-type="float">
            <text:p>0,206267</text:p>
          </table:table-cell>
          <table:table-cell/>
          <table:table-cell table:formula="of:=IF([.I14]&lt;=[.I53];1;0)" office:value-type="float" office:value="1" calcext:value-type="float">
            <text:p>1</text:p>
          </table:table-cell>
          <table:table-cell table:formula="of:=[.M53]/[.M14]" office:value-type="float" office:value="191.529768054473" calcext:value-type="float">
            <text:p>191,5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235.6" calcext:value-type="float">
            <text:p>235,6</text:p>
          </table:table-cell>
          <table:table-cell table:style-name="ce3" office:value-type="float" office:value="100" calcext:value-type="float">
            <text:p>100,00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21.851852" calcext:value-type="float">
            <text:p>21,85</text:p>
          </table:table-cell>
          <table:table-cell table:style-name="ce3" office:value-type="float" office:value="86.764706" calcext:value-type="float">
            <text:p>86,76</text:p>
          </table:table-cell>
          <table:table-cell table:style-name="ce3" office:value-type="float" office:value="13.235294" calcext:value-type="float">
            <text:p>13,24</text:p>
          </table:table-cell>
          <table:table-cell table:style-name="ce3" office:value-type="float" office:value="74.814815" calcext:value-type="float">
            <text:p>74,81</text:p>
          </table:table-cell>
          <table:table-cell office:value-type="float" office:value="0.003133" calcext:value-type="float">
            <text:p>0,003133</text:p>
          </table:table-cell>
          <table:table-cell office:value-type="float" office:value="0" calcext:value-type="float">
            <text:p>0</text:p>
          </table:table-cell>
          <table:table-cell office:value-type="float" office:value="0.000478" calcext:value-type="float">
            <text:p>0,000478</text:p>
          </table:table-cell>
          <table:table-cell/>
          <table:table-cell table:formula="of:=IF([.I15]&lt;=[.I54];1;0)" office:value-type="float" office:value="1" calcext:value-type="float">
            <text:p>1</text:p>
          </table:table-cell>
          <table:table-cell table:formula="of:=[.M54]/[.M15]" office:value-type="float" office:value="4.04117459304181" calcext:value-type="float">
            <text:p>4,0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45.5" calcext:value-type="float">
            <text:p>45,5</text:p>
          </table:table-cell>
          <table:table-cell table:style-name="ce3" office:value-type="float" office:value="95.62963" calcext:value-type="float">
            <text:p>95,63</text:p>
          </table:table-cell>
          <table:table-cell table:style-name="ce3" office:value-type="float" office:value="4.37037" calcext:value-type="float">
            <text:p>4,37</text:p>
          </table:table-cell>
          <table:table-cell table:number-columns-repeated="2" table:style-name="ce3" office:value-type="float" office:value="94.666667" calcext:value-type="float">
            <text:p>94,67</text:p>
          </table:table-cell>
          <table:table-cell table:style-name="ce3" office:value-type="float" office:value="5.333333" calcext:value-type="float">
            <text:p>5,33</text:p>
          </table:table-cell>
          <table:table-cell table:style-name="ce3" office:value-type="float" office:value="0" calcext:value-type="float">
            <text:p>0,00</text:p>
          </table:table-cell>
          <table:table-cell office:value-type="float" office:value="0.000747" calcext:value-type="float">
            <text:p>0,000747</text:p>
          </table:table-cell>
          <table:table-cell office:value-type="float" office:value="0" calcext:value-type="float">
            <text:p>0</text:p>
          </table:table-cell>
          <table:table-cell office:value-type="float" office:value="0.000054" calcext:value-type="float">
            <text:p>0,000054</text:p>
          </table:table-cell>
          <table:table-cell/>
          <table:table-cell table:formula="of:=IF([.I16]&lt;=[.I55];1;0)" office:value-type="float" office:value="1" calcext:value-type="float">
            <text:p>1</text:p>
          </table:table-cell>
          <table:table-cell table:formula="of:=[.M55]/[.M16]" office:value-type="float" office:value="2.41499330655957" calcext:value-type="float">
            <text:p>2,4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7488.1" calcext:value-type="float">
            <text:p>7488,1</text:p>
          </table:table-cell>
          <table:table-cell table:style-name="ce3" office:value-type="float" office:value="88.415556" calcext:value-type="float">
            <text:p>88,42</text:p>
          </table:table-cell>
          <table:table-cell table:style-name="ce3" office:value-type="float" office:value="11.584444" calcext:value-type="float">
            <text:p>11,58</text:p>
          </table:table-cell>
          <table:table-cell table:style-name="ce2" office:value-type="float" office:value="77.43" calcext:value-type="float">
            <text:p>77,43</text:p>
          </table:table-cell>
          <table:table-cell table:style-name="ce3" office:value-type="float" office:value="77.635735" calcext:value-type="float">
            <text:p>77,64</text:p>
          </table:table-cell>
          <table:table-cell table:style-name="ce3" office:value-type="float" office:value="22.364265" calcext:value-type="float">
            <text:p>22,36</text:p>
          </table:table-cell>
          <table:table-cell table:style-name="ce3" office:value-type="float" office:value="0.265" calcext:value-type="float">
            <text:p>0,27</text:p>
          </table:table-cell>
          <table:table-cell office:value-type="float" office:value="0.321542" calcext:value-type="float">
            <text:p>0,321542</text:p>
          </table:table-cell>
          <table:table-cell office:value-type="float" office:value="0" calcext:value-type="float">
            <text:p>0</text:p>
          </table:table-cell>
          <table:table-cell office:value-type="float" office:value="0.174631" calcext:value-type="float">
            <text:p>0,174631</text:p>
          </table:table-cell>
          <table:table-cell/>
          <table:table-cell table:formula="of:=IF([.I17]&lt;=[.I56];1;0)" office:value-type="float" office:value="0" calcext:value-type="float">
            <text:p>0</text:p>
          </table:table-cell>
          <table:table-cell table:formula="of:=[.M56]/[.M17]" office:value-type="float" office:value="114.770851086328" calcext:value-type="float">
            <text:p>114,7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1912.4" calcext:value-type="float">
            <text:p>1912,4</text:p>
          </table:table-cell>
          <table:table-cell table:style-name="ce3" office:value-type="float" office:value="84.064143" calcext:value-type="float">
            <text:p>84,06</text:p>
          </table:table-cell>
          <table:table-cell table:style-name="ce3" office:value-type="float" office:value="15.935857" calcext:value-type="float">
            <text:p>15,94</text:p>
          </table:table-cell>
          <table:table-cell table:style-name="ce2" office:value-type="float" office:value="81.629863" calcext:value-type="float">
            <text:p>81,63</text:p>
          </table:table-cell>
          <table:table-cell table:style-name="ce3" office:value-type="float" office:value="81.702889" calcext:value-type="float">
            <text:p>81,70</text:p>
          </table:table-cell>
          <table:table-cell table:style-name="ce3" office:value-type="float" office:value="18.297111" calcext:value-type="float">
            <text:p>18,30</text:p>
          </table:table-cell>
          <table:table-cell table:style-name="ce3" office:value-type="float" office:value="0.08938" calcext:value-type="float">
            <text:p>0,09</text:p>
          </table:table-cell>
          <table:table-cell office:value-type="float" office:value="0.201256" calcext:value-type="float">
            <text:p>0,201256</text:p>
          </table:table-cell>
          <table:table-cell office:value-type="float" office:value="0" calcext:value-type="float">
            <text:p>0</text:p>
          </table:table-cell>
          <table:table-cell office:value-type="float" office:value="0.03663" calcext:value-type="float">
            <text:p>0,03663</text:p>
          </table:table-cell>
          <table:table-cell/>
          <table:table-cell table:formula="of:=IF([.I18]&lt;=[.I57];1;0)" office:value-type="float" office:value="0" calcext:value-type="float">
            <text:p>0</text:p>
          </table:table-cell>
          <table:table-cell table:formula="of:=[.M57]/[.M18]" office:value-type="float" office:value="39.8641332432325" calcext:value-type="float">
            <text:p>39,8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48" calcext:value-type="float">
            <text:p>48</text:p>
          </table:table-cell>
          <table:table-cell table:style-name="ce3" office:value-type="float" office:value="95.348837" calcext:value-type="float">
            <text:p>95,35</text:p>
          </table:table-cell>
          <table:table-cell table:style-name="ce3" office:value-type="float" office:value="4.651163" calcext:value-type="float">
            <text:p>4,65</text:p>
          </table:table-cell>
          <table:table-cell table:style-name="ce2" office:value-type="float" office:value="95.348837" calcext:value-type="float">
            <text:p>95,35</text:p>
          </table:table-cell>
          <table:table-cell table:style-name="ce3" office:value-type="float" office:value="96.244131" calcext:value-type="float">
            <text:p>96,24</text:p>
          </table:table-cell>
          <table:table-cell table:style-name="ce3" office:value-type="float" office:value="3.755869" calcext:value-type="float">
            <text:p>3,76</text:p>
          </table:table-cell>
          <table:table-cell table:style-name="ce3" office:value-type="float" office:value="0.930233" calcext:value-type="float">
            <text:p>0,93</text:p>
          </table:table-cell>
          <table:table-cell office:value-type="float" office:value="0.001308" calcext:value-type="float">
            <text:p>0,001308</text:p>
          </table:table-cell>
          <table:table-cell office:value-type="float" office:value="0" calcext:value-type="float">
            <text:p>0</text:p>
          </table:table-cell>
          <table:table-cell office:value-type="float" office:value="0.000095" calcext:value-type="float">
            <text:p>0,000095</text:p>
          </table:table-cell>
          <table:table-cell/>
          <table:table-cell table:formula="of:=IF([.I19]&lt;=[.I58];1;0)" office:value-type="float" office:value="0" calcext:value-type="float">
            <text:p>0</text:p>
          </table:table-cell>
          <table:table-cell table:formula="of:=[.M58]/[.M19]" office:value-type="float" office:value="2.16131498470948" calcext:value-type="float">
            <text:p>2,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60" calcext:value-type="float">
            <text:p>160</text:p>
          </table:table-cell>
          <table:table-cell table:style-name="ce3" office:value-type="float" office:value="87.563588" calcext:value-type="float">
            <text:p>87,56</text:p>
          </table:table-cell>
          <table:table-cell table:style-name="ce3" office:value-type="float" office:value="12.436412" calcext:value-type="float">
            <text:p>12,44</text:p>
          </table:table-cell>
          <table:table-cell table:style-name="ce2" office:value-type="float" office:value="76.86747" calcext:value-type="float">
            <text:p>76,87</text:p>
          </table:table-cell>
          <table:table-cell table:style-name="ce3" office:value-type="float" office:value="83.072917" calcext:value-type="float">
            <text:p>83,07</text:p>
          </table:table-cell>
          <table:table-cell table:style-name="ce3" office:value-type="float" office:value="16.927083" calcext:value-type="float">
            <text:p>16,93</text:p>
          </table:table-cell>
          <table:table-cell table:style-name="ce3" office:value-type="float" office:value="7.46988" calcext:value-type="float">
            <text:p>7,47</text:p>
          </table:table-cell>
          <table:table-cell office:value-type="float" office:value="0.005006" calcext:value-type="float">
            <text:p>0,005006</text:p>
          </table:table-cell>
          <table:table-cell office:value-type="float" office:value="0" calcext:value-type="float">
            <text:p>0</text:p>
          </table:table-cell>
          <table:table-cell office:value-type="float" office:value="0.000346" calcext:value-type="float">
            <text:p>0,000346</text:p>
          </table:table-cell>
          <table:table-cell/>
          <table:table-cell table:formula="of:=IF([.I20]&lt;=[.I59];1;0)" office:value-type="float" office:value="0" calcext:value-type="float">
            <text:p>0</text:p>
          </table:table-cell>
          <table:table-cell table:formula="of:=[.M59]/[.M20]" office:value-type="float" office:value="3.83359968038354" calcext:value-type="float">
            <text:p>3,8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163.1" calcext:value-type="float">
            <text:p>163,1</text:p>
          </table:table-cell>
          <table:table-cell table:style-name="ce3" office:value-type="float" office:value="93.845435" calcext:value-type="float">
            <text:p>93,85</text:p>
          </table:table-cell>
          <table:table-cell table:style-name="ce3" office:value-type="float" office:value="6.154565" calcext:value-type="float">
            <text:p>6,15</text:p>
          </table:table-cell>
          <table:table-cell table:style-name="ce2" office:value-type="float" office:value="94.38962" calcext:value-type="float">
            <text:p>94,39</text:p>
          </table:table-cell>
          <table:table-cell table:style-name="ce3" office:value-type="float" office:value="94.579747" calcext:value-type="float">
            <text:p>94,58</text:p>
          </table:table-cell>
          <table:table-cell table:style-name="ce3" office:value-type="float" office:value="5.420253" calcext:value-type="float">
            <text:p>5,42</text:p>
          </table:table-cell>
          <table:table-cell table:style-name="ce3" office:value-type="float" office:value="0.201023" calcext:value-type="float">
            <text:p>0,20</text:p>
          </table:table-cell>
          <table:table-cell office:value-type="float" office:value="0.047655" calcext:value-type="float">
            <text:p>0,047655</text:p>
          </table:table-cell>
          <table:table-cell office:value-type="float" office:value="0" calcext:value-type="float">
            <text:p>0</text:p>
          </table:table-cell>
          <table:table-cell office:value-type="float" office:value="0.00431" calcext:value-type="float">
            <text:p>0,00431</text:p>
          </table:table-cell>
          <table:table-cell/>
          <table:table-cell table:formula="of:=IF([.I21]&lt;=[.I60];1;0)" office:value-type="float" office:value="0" calcext:value-type="float">
            <text:p>0</text:p>
          </table:table-cell>
          <table:table-cell table:formula="of:=[.M60]/[.M21]" office:value-type="float" office:value="4.42169761829818" calcext:value-type="float">
            <text:p>4,4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7739" calcext:value-type="float">
            <text:p>7739</text:p>
          </table:table-cell>
          <table:table-cell table:style-name="ce3" office:value-type="float" office:value="99.880721" calcext:value-type="float">
            <text:p>99,88</text:p>
          </table:table-cell>
          <table:table-cell table:style-name="ce3" office:value-type="float" office:value="0.119279" calcext:value-type="float">
            <text:p>0,12</text:p>
          </table:table-cell>
          <table:table-cell table:style-name="ce3" office:value-type="float" office:value="94.013828" calcext:value-type="float">
            <text:p>94,01</text:p>
          </table:table-cell>
          <table:table-cell table:style-name="ce3" office:value-type="float" office:value="98.91835" calcext:value-type="float">
            <text:p>98,92</text:p>
          </table:table-cell>
          <table:table-cell table:style-name="ce3" office:value-type="float" office:value="1.08165" calcext:value-type="float">
            <text:p>1,08</text:p>
          </table:table-cell>
          <table:table-cell table:style-name="ce3" office:value-type="float" office:value="4.958151" calcext:value-type="float">
            <text:p>4,96</text:p>
          </table:table-cell>
          <table:table-cell office:value-type="float" office:value="0.181152" calcext:value-type="float">
            <text:p>0,181152</text:p>
          </table:table-cell>
          <table:table-cell office:value-type="float" office:value="0" calcext:value-type="float">
            <text:p>0</text:p>
          </table:table-cell>
          <table:table-cell office:value-type="float" office:value="0.077559" calcext:value-type="float">
            <text:p>0,077559</text:p>
          </table:table-cell>
          <table:table-cell/>
          <table:table-cell table:formula="of:=IF([.I22]&lt;=[.I61];1;0)" office:value-type="float" office:value="1" calcext:value-type="float">
            <text:p>1</text:p>
          </table:table-cell>
          <table:table-cell table:formula="of:=[.M61]/[.M22]" office:value-type="float" office:value="61.9279224077018" calcext:value-type="float">
            <text:p>61,9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228.2" calcext:value-type="float">
            <text:p>228,2</text:p>
          </table:table-cell>
          <table:table-cell table:style-name="ce3" office:value-type="float" office:value="82.327905" calcext:value-type="float">
            <text:p>82,33</text:p>
          </table:table-cell>
          <table:table-cell table:style-name="ce3" office:value-type="float" office:value="17.672095" calcext:value-type="float">
            <text:p>17,67</text:p>
          </table:table-cell>
          <table:table-cell table:style-name="ce2" office:value-type="float" office:value="80.588453" calcext:value-type="float">
            <text:p>80,59</text:p>
          </table:table-cell>
          <table:table-cell table:style-name="ce3" office:value-type="float" office:value="80.588453" calcext:value-type="float">
            <text:p>80,59</text:p>
          </table:table-cell>
          <table:table-cell table:style-name="ce3" office:value-type="float" office:value="19.411547" calcext:value-type="float">
            <text:p>19,41</text:p>
          </table:table-cell>
          <table:table-cell table:style-name="ce3" office:value-type="float" office:value="0" calcext:value-type="float">
            <text:p>0,00</text:p>
          </table:table-cell>
          <table:table-cell office:value-type="float" office:value="0.030033" calcext:value-type="float">
            <text:p>0,030033</text:p>
          </table:table-cell>
          <table:table-cell office:value-type="float" office:value="0" calcext:value-type="float">
            <text:p>0</text:p>
          </table:table-cell>
          <table:table-cell office:value-type="float" office:value="0.002693" calcext:value-type="float">
            <text:p>0,002693</text:p>
          </table:table-cell>
          <table:table-cell/>
          <table:table-cell table:formula="of:=IF([.I23]&lt;=[.I62];1;0)" office:value-type="float" office:value="0" calcext:value-type="float">
            <text:p>0</text:p>
          </table:table-cell>
          <table:table-cell table:formula="of:=[.M62]/[.M23]" office:value-type="float" office:value="7.351613225452" calcext:value-type="float">
            <text:p>7,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426.6" calcext:value-type="float">
            <text:p>426,6</text:p>
          </table:table-cell>
          <table:table-cell table:style-name="ce3" office:value-type="float" office:value="90.957755" calcext:value-type="float">
            <text:p>90,96</text:p>
          </table:table-cell>
          <table:table-cell table:style-name="ce3" office:value-type="float" office:value="9.042245" calcext:value-type="float">
            <text:p>9,04</text:p>
          </table:table-cell>
          <table:table-cell table:style-name="ce3" office:value-type="float" office:value="66.015625" calcext:value-type="float">
            <text:p>66,02</text:p>
          </table:table-cell>
          <table:table-cell table:style-name="ce3" office:value-type="float" office:value="68.236878" calcext:value-type="float">
            <text:p>68,24</text:p>
          </table:table-cell>
          <table:table-cell table:style-name="ce3" office:value-type="float" office:value="31.763122" calcext:value-type="float">
            <text:p>31,76</text:p>
          </table:table-cell>
          <table:table-cell table:style-name="ce3" office:value-type="float" office:value="3.255208" calcext:value-type="float">
            <text:p>3,26</text:p>
          </table:table-cell>
          <table:table-cell office:value-type="float" office:value="0.005123" calcext:value-type="float">
            <text:p>0,005123</text:p>
          </table:table-cell>
          <table:table-cell office:value-type="float" office:value="0" calcext:value-type="float">
            <text:p>0</text:p>
          </table:table-cell>
          <table:table-cell office:value-type="float" office:value="0.0007" calcext:value-type="float">
            <text:p>0,0007</text:p>
          </table:table-cell>
          <table:table-cell/>
          <table:table-cell table:formula="of:=IF([.I24]&lt;=[.I63];1;0)" office:value-type="float" office:value="1" calcext:value-type="float">
            <text:p>1</text:p>
          </table:table-cell>
          <table:table-cell table:formula="of:=[.M63]/[.M24]" office:value-type="float" office:value="12.3831739215304" calcext:value-type="float">
            <text:p>12,3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5059.5" calcext:value-type="float">
            <text:p>5059,5</text:p>
          </table:table-cell>
          <table:table-cell table:style-name="ce3" office:value-type="float" office:value="99.367868" calcext:value-type="float">
            <text:p>99,37</text:p>
          </table:table-cell>
          <table:table-cell table:style-name="ce3" office:value-type="float" office:value="0.632132" calcext:value-type="float">
            <text:p>0,63</text:p>
          </table:table-cell>
          <table:table-cell table:style-name="ce2" office:value-type="float" office:value="54.621622" calcext:value-type="float">
            <text:p>54,62</text:p>
          </table:table-cell>
          <table:table-cell table:style-name="ce3" office:value-type="float" office:value="79.053393" calcext:value-type="float">
            <text:p>79,05</text:p>
          </table:table-cell>
          <table:table-cell table:style-name="ce3" office:value-type="float" office:value="20.946607" calcext:value-type="float">
            <text:p>20,95</text:p>
          </table:table-cell>
          <table:table-cell table:style-name="ce3" office:value-type="float" office:value="30.905405" calcext:value-type="float">
            <text:p>30,91</text:p>
          </table:table-cell>
          <table:table-cell office:value-type="float" office:value="0.159659" calcext:value-type="float">
            <text:p>0,159659</text:p>
          </table:table-cell>
          <table:table-cell office:value-type="float" office:value="0" calcext:value-type="float">
            <text:p>0</text:p>
          </table:table-cell>
          <table:table-cell office:value-type="float" office:value="0.174874" calcext:value-type="float">
            <text:p>0,174874</text:p>
          </table:table-cell>
          <table:table-cell/>
          <table:table-cell table:formula="of:=IF([.I25]&lt;=[.I64];1;0)" office:value-type="float" office:value="0" calcext:value-type="float">
            <text:p>0</text:p>
          </table:table-cell>
          <table:table-cell table:formula="of:=[.M64]/[.M25]" office:value-type="float" office:value="77.1652334036916" calcext:value-type="float">
            <text:p>77,1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354" calcext:value-type="float">
            <text:p>354</text:p>
          </table:table-cell>
          <table:table-cell table:style-name="ce3" office:value-type="float" office:value="96.945647" calcext:value-type="float">
            <text:p>96,95</text:p>
          </table:table-cell>
          <table:table-cell table:style-name="ce3" office:value-type="float" office:value="3.054353" calcext:value-type="float">
            <text:p>3,05</text:p>
          </table:table-cell>
          <table:table-cell table:style-name="ce3" office:value-type="float" office:value="60.822511" calcext:value-type="float">
            <text:p>60,82</text:p>
          </table:table-cell>
          <table:table-cell table:style-name="ce3" office:value-type="float" office:value="65.046296" calcext:value-type="float">
            <text:p>65,05</text:p>
          </table:table-cell>
          <table:table-cell table:style-name="ce3" office:value-type="float" office:value="34.953704" calcext:value-type="float">
            <text:p>34,95</text:p>
          </table:table-cell>
          <table:table-cell table:style-name="ce3" office:value-type="float" office:value="6.493506" calcext:value-type="float">
            <text:p>6,49</text:p>
          </table:table-cell>
          <table:table-cell office:value-type="float" office:value="0.003268" calcext:value-type="float">
            <text:p>0,003268</text:p>
          </table:table-cell>
          <table:table-cell office:value-type="float" office:value="0" calcext:value-type="float">
            <text:p>0</text:p>
          </table:table-cell>
          <table:table-cell office:value-type="float" office:value="0.000681" calcext:value-type="float">
            <text:p>0,000681</text:p>
          </table:table-cell>
          <table:table-cell/>
          <table:table-cell table:formula="of:=IF([.I26]&lt;=[.I65];1;0)" office:value-type="float" office:value="1" calcext:value-type="float">
            <text:p>1</text:p>
          </table:table-cell>
          <table:table-cell table:formula="of:=[.M65]/[.M26]" office:value-type="float" office:value="13.8776009791922" calcext:value-type="float">
            <text:p>13,8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2137.4" calcext:value-type="float">
            <text:p>2137,4</text:p>
          </table:table-cell>
          <table:table-cell table:style-name="ce3" office:value-type="float" office:value="78.711905" calcext:value-type="float">
            <text:p>78,71</text:p>
          </table:table-cell>
          <table:table-cell table:style-name="ce3" office:value-type="float" office:value="21.288095" calcext:value-type="float">
            <text:p>21,29</text:p>
          </table:table-cell>
          <table:table-cell table:style-name="ce2" office:value-type="float" office:value="64.832945" calcext:value-type="float">
            <text:p>64,83</text:p>
          </table:table-cell>
          <table:table-cell table:style-name="ce3" office:value-type="float" office:value="65.228268" calcext:value-type="float">
            <text:p>65,23</text:p>
          </table:table-cell>
          <table:table-cell table:style-name="ce3" office:value-type="float" office:value="34.771732" calcext:value-type="float">
            <text:p>34,77</text:p>
          </table:table-cell>
          <table:table-cell table:style-name="ce3" office:value-type="float" office:value="0.606061" calcext:value-type="float">
            <text:p>0,61</text:p>
          </table:table-cell>
          <table:table-cell office:value-type="float" office:value="0.210526" calcext:value-type="float">
            <text:p>0,210526</text:p>
          </table:table-cell>
          <table:table-cell office:value-type="float" office:value="0" calcext:value-type="float">
            <text:p>0</text:p>
          </table:table-cell>
          <table:table-cell office:value-type="float" office:value="0.203619" calcext:value-type="float">
            <text:p>0,203619</text:p>
          </table:table-cell>
          <table:table-cell/>
          <table:table-cell table:formula="of:=IF([.I27]&lt;=[.I66];1;0)" office:value-type="float" office:value="0" calcext:value-type="float">
            <text:p>0</text:p>
          </table:table-cell>
          <table:table-cell table:formula="of:=[.M66]/[.M27]" office:value-type="float" office:value="77.6556054834082" calcext:value-type="float">
            <text:p>77,6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884.9" calcext:value-type="float">
            <text:p>884,9</text:p>
          </table:table-cell>
          <table:table-cell table:style-name="ce3" office:value-type="float" office:value="95.661376" calcext:value-type="float">
            <text:p>95,66</text:p>
          </table:table-cell>
          <table:table-cell table:style-name="ce3" office:value-type="float" office:value="4.338624" calcext:value-type="float">
            <text:p>4,34</text:p>
          </table:table-cell>
          <table:table-cell table:style-name="ce2" office:value-type="float" office:value="90.38961" calcext:value-type="float">
            <text:p>90,39</text:p>
          </table:table-cell>
          <table:table-cell table:style-name="ce3" office:value-type="float" office:value="93.422819" calcext:value-type="float">
            <text:p>93,42</text:p>
          </table:table-cell>
          <table:table-cell table:style-name="ce3" office:value-type="float" office:value="6.577181" calcext:value-type="float">
            <text:p>6,58</text:p>
          </table:table-cell>
          <table:table-cell table:style-name="ce3" office:value-type="float" office:value="3.246753" calcext:value-type="float">
            <text:p>3,25</text:p>
          </table:table-cell>
          <table:table-cell office:value-type="float" office:value="0.036815" calcext:value-type="float">
            <text:p>0,036815</text:p>
          </table:table-cell>
          <table:table-cell office:value-type="float" office:value="0" calcext:value-type="float">
            <text:p>0</text:p>
          </table:table-cell>
          <table:table-cell office:value-type="float" office:value="0.01715" calcext:value-type="float">
            <text:p>0,01715</text:p>
          </table:table-cell>
          <table:table-cell/>
          <table:table-cell table:formula="of:=IF([.I28]&lt;=[.I67];1;0)" office:value-type="float" office:value="0" calcext:value-type="float">
            <text:p>0</text:p>
          </table:table-cell>
          <table:table-cell table:formula="of:=[.M67]/[.M28]" office:value-type="float" office:value="11.1477930191498" calcext:value-type="float">
            <text:p>11,1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71.9" calcext:value-type="float">
            <text:p>71,9</text:p>
          </table:table-cell>
          <table:table-cell table:style-name="ce3" office:value-type="float" office:value="91.593533" calcext:value-type="float">
            <text:p>91,59</text:p>
          </table:table-cell>
          <table:table-cell table:style-name="ce3" office:value-type="float" office:value="8.406467" calcext:value-type="float">
            <text:p>8,41</text:p>
          </table:table-cell>
          <table:table-cell table:style-name="ce2" office:value-type="float" office:value="92.424007" calcext:value-type="float">
            <text:p>92,42</text:p>
          </table:table-cell>
          <table:table-cell table:style-name="ce3" office:value-type="float" office:value="92.435163" calcext:value-type="float">
            <text:p>92,44</text:p>
          </table:table-cell>
          <table:table-cell table:style-name="ce3" office:value-type="float" office:value="7.564837" calcext:value-type="float">
            <text:p>7,56</text:p>
          </table:table-cell>
          <table:table-cell table:style-name="ce3" office:value-type="float" office:value="0.012069" calcext:value-type="float">
            <text:p>0,01</text:p>
          </table:table-cell>
          <table:table-cell office:value-type="float" office:value="0.505468" calcext:value-type="float">
            <text:p>0,505468</text:p>
          </table:table-cell>
          <table:table-cell office:value-type="float" office:value="0" calcext:value-type="float">
            <text:p>0</text:p>
          </table:table-cell>
          <table:table-cell office:value-type="float" office:value="0.090465" calcext:value-type="float">
            <text:p>0,090465</text:p>
          </table:table-cell>
          <table:table-cell/>
          <table:table-cell table:formula="of:=IF([.I29]&lt;=[.I68];1;0)" office:value-type="float" office:value="0" calcext:value-type="float">
            <text:p>0</text:p>
          </table:table-cell>
          <table:table-cell table:formula="of:=[.M68]/[.M29]" office:value-type="float" office:value="2.74787523641457" calcext:value-type="float">
            <text:p>2,7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1379.5" calcext:value-type="float">
            <text:p>1379,5</text:p>
          </table:table-cell>
          <table:table-cell table:style-name="ce3" office:value-type="float" office:value="87.245305" calcext:value-type="float">
            <text:p>87,25</text:p>
          </table:table-cell>
          <table:table-cell table:style-name="ce3" office:value-type="float" office:value="12.754695" calcext:value-type="float">
            <text:p>12,75</text:p>
          </table:table-cell>
          <table:table-cell table:style-name="ce3" office:value-type="float" office:value="80.661301" calcext:value-type="float">
            <text:p>80,66</text:p>
          </table:table-cell>
          <table:table-cell table:style-name="ce3" office:value-type="float" office:value="84.657534" calcext:value-type="float">
            <text:p>84,66</text:p>
          </table:table-cell>
          <table:table-cell table:style-name="ce3" office:value-type="float" office:value="15.342466" calcext:value-type="float">
            <text:p>15,34</text:p>
          </table:table-cell>
          <table:table-cell table:style-name="ce3" office:value-type="float" office:value="4.72047" calcext:value-type="float">
            <text:p>4,72</text:p>
          </table:table-cell>
          <table:table-cell office:value-type="float" office:value="0.239002" calcext:value-type="float">
            <text:p>0,239002</text:p>
          </table:table-cell>
          <table:table-cell office:value-type="float" office:value="0" calcext:value-type="float">
            <text:p>0</text:p>
          </table:table-cell>
          <table:table-cell office:value-type="float" office:value="0.050332" calcext:value-type="float">
            <text:p>0,050332</text:p>
          </table:table-cell>
          <table:table-cell/>
          <table:table-cell table:formula="of:=IF([.I30]&lt;=[.I69];1;0)" office:value-type="float" office:value="1" calcext:value-type="float">
            <text:p>1</text:p>
          </table:table-cell>
          <table:table-cell table:formula="of:=[.M69]/[.M30]" office:value-type="float" office:value="16.9056535091757" calcext:value-type="float">
            <text:p>16,9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3694.8" calcext:value-type="float">
            <text:p>3694,8</text:p>
          </table:table-cell>
          <table:table-cell table:style-name="ce3" office:value-type="float" office:value="97.636364" calcext:value-type="float">
            <text:p>97,64</text:p>
          </table:table-cell>
          <table:table-cell table:style-name="ce3" office:value-type="float" office:value="2.363636" calcext:value-type="float">
            <text:p>2,36</text:p>
          </table:table-cell>
          <table:table-cell table:style-name="ce2" office:value-type="float" office:value="87.4" calcext:value-type="float">
            <text:p>87,40</text:p>
          </table:table-cell>
          <table:table-cell table:style-name="ce3" office:value-type="float" office:value="93.104784" calcext:value-type="float">
            <text:p>93,10</text:p>
          </table:table-cell>
          <table:table-cell table:style-name="ce3" office:value-type="float" office:value="6.895216" calcext:value-type="float">
            <text:p>6,90</text:p>
          </table:table-cell>
          <table:table-cell table:style-name="ce3" office:value-type="float" office:value="6.127273" calcext:value-type="float">
            <text:p>6,13</text:p>
          </table:table-cell>
          <table:table-cell office:value-type="float" office:value="0.230095" calcext:value-type="float">
            <text:p>0,230095</text:p>
          </table:table-cell>
          <table:table-cell office:value-type="float" office:value="0" calcext:value-type="float">
            <text:p>0</text:p>
          </table:table-cell>
          <table:table-cell office:value-type="float" office:value="0.210771" calcext:value-type="float">
            <text:p>0,210771</text:p>
          </table:table-cell>
          <table:table-cell/>
          <table:table-cell table:formula="of:=IF([.I31]&lt;=[.I70];1;0)" office:value-type="float" office:value="0" calcext:value-type="float">
            <text:p>0</text:p>
          </table:table-cell>
          <table:table-cell table:formula="of:=[.M70]/[.M31]" office:value-type="float" office:value="50.622060453291" calcext:value-type="float">
            <text:p>50,6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941.2" calcext:value-type="float">
            <text:p>941,2</text:p>
          </table:table-cell>
          <table:table-cell table:style-name="ce3" office:value-type="float" office:value="94.237654" calcext:value-type="float">
            <text:p>94,24</text:p>
          </table:table-cell>
          <table:table-cell table:style-name="ce3" office:value-type="float" office:value="5.762346" calcext:value-type="float">
            <text:p>5,76</text:p>
          </table:table-cell>
          <table:table-cell table:style-name="ce3" office:value-type="float" office:value="91.958333" calcext:value-type="float">
            <text:p>91,96</text:p>
          </table:table-cell>
          <table:table-cell table:style-name="ce3" office:value-type="float" office:value="93.214135" calcext:value-type="float">
            <text:p>93,21</text:p>
          </table:table-cell>
          <table:table-cell table:style-name="ce3" office:value-type="float" office:value="6.785865" calcext:value-type="float">
            <text:p>6,79</text:p>
          </table:table-cell>
          <table:table-cell table:style-name="ce3" office:value-type="float" office:value="1.347222" calcext:value-type="float">
            <text:p>1,35</text:p>
          </table:table-cell>
          <table:table-cell office:value-type="float" office:value="0.109713" calcext:value-type="float">
            <text:p>0,109713</text:p>
          </table:table-cell>
          <table:table-cell office:value-type="float" office:value="0" calcext:value-type="float">
            <text:p>0</text:p>
          </table:table-cell>
          <table:table-cell office:value-type="float" office:value="0.013919" calcext:value-type="float">
            <text:p>0,013919</text:p>
          </table:table-cell>
          <table:table-cell/>
          <table:table-cell table:formula="of:=IF([.I32]&lt;=[.I71];1;0)" office:value-type="float" office:value="1" calcext:value-type="float">
            <text:p>1</text:p>
          </table:table-cell>
          <table:table-cell table:formula="of:=[.M71]/[.M32]" office:value-type="float" office:value="12.157392469443" calcext:value-type="float">
            <text:p>12,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6654.2" calcext:value-type="float">
            <text:p>6654,2</text:p>
          </table:table-cell>
          <table:table-cell table:style-name="ce3" office:value-type="float" office:value="99.986486" calcext:value-type="float">
            <text:p>99,99</text:p>
          </table:table-cell>
          <table:table-cell table:style-name="ce3" office:value-type="float" office:value="0.013514" calcext:value-type="float">
            <text:p>0,01</text:p>
          </table:table-cell>
          <table:table-cell table:style-name="ce3" office:value-type="float" office:value="34.135135" calcext:value-type="float">
            <text:p>34,14</text:p>
          </table:table-cell>
          <table:table-cell table:style-name="ce3" office:value-type="float" office:value="90.994236" calcext:value-type="float">
            <text:p>90,99</text:p>
          </table:table-cell>
          <table:table-cell table:style-name="ce3" office:value-type="float" office:value="9.005764" calcext:value-type="float">
            <text:p>9,01</text:p>
          </table:table-cell>
          <table:table-cell table:style-name="ce3" office:value-type="float" office:value="62.486486" calcext:value-type="float">
            <text:p>62,49</text:p>
          </table:table-cell>
          <table:table-cell office:value-type="float" office:value="0.139201" calcext:value-type="float">
            <text:p>0,139201</text:p>
          </table:table-cell>
          <table:table-cell office:value-type="float" office:value="0" calcext:value-type="float">
            <text:p>0</text:p>
          </table:table-cell>
          <table:table-cell office:value-type="float" office:value="0.271262" calcext:value-type="float">
            <text:p>0,271262</text:p>
          </table:table-cell>
          <table:table-cell/>
          <table:table-cell table:formula="of:=IF([.I33]&lt;=[.I72];1;0)" office:value-type="float" office:value="1" calcext:value-type="float">
            <text:p>1</text:p>
          </table:table-cell>
          <table:table-cell table:formula="of:=[.M72]/[.M33]" office:value-type="float" office:value="87.7614672308389" calcext:value-type="float">
            <text:p>87,7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707.8" calcext:value-type="float">
            <text:p>707,8</text:p>
          </table:table-cell>
          <table:table-cell table:style-name="ce3" office:value-type="float" office:value="98.502758" calcext:value-type="float">
            <text:p>98,50</text:p>
          </table:table-cell>
          <table:table-cell table:style-name="ce3" office:value-type="float" office:value="1.497242" calcext:value-type="float">
            <text:p>1,50</text:p>
          </table:table-cell>
          <table:table-cell table:style-name="ce3" office:value-type="float" office:value="51.891253" calcext:value-type="float">
            <text:p>51,89</text:p>
          </table:table-cell>
          <table:table-cell table:style-name="ce3" office:value-type="float" office:value="63.531114" calcext:value-type="float">
            <text:p>63,53</text:p>
          </table:table-cell>
          <table:table-cell table:style-name="ce3" office:value-type="float" office:value="36.468886" calcext:value-type="float">
            <text:p>36,47</text:p>
          </table:table-cell>
          <table:table-cell table:style-name="ce3" office:value-type="float" office:value="18.321513" calcext:value-type="float">
            <text:p>18,32</text:p>
          </table:table-cell>
          <table:table-cell office:value-type="float" office:value="0.015513" calcext:value-type="float">
            <text:p>0,015513</text:p>
          </table:table-cell>
          <table:table-cell office:value-type="float" office:value="0" calcext:value-type="float">
            <text:p>0</text:p>
          </table:table-cell>
          <table:table-cell office:value-type="float" office:value="0.01931" calcext:value-type="float">
            <text:p>0,01931</text:p>
          </table:table-cell>
          <table:table-cell/>
          <table:table-cell table:formula="of:=IF([.I34]&lt;=[.I73];1;0)" office:value-type="float" office:value="1" calcext:value-type="float">
            <text:p>1</text:p>
          </table:table-cell>
          <table:table-cell table:formula="of:=[.M73]/[.M34]" office:value-type="float" office:value="11.5555985302649" calcext:value-type="float">
            <text:p>11,5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649.7" calcext:value-type="float">
            <text:p>649,7</text:p>
          </table:table-cell>
          <table:table-cell table:style-name="ce3" office:value-type="float" office:value="98.765432" calcext:value-type="float">
            <text:p>98,77</text:p>
          </table:table-cell>
          <table:table-cell table:style-name="ce3" office:value-type="float" office:value="1.234568" calcext:value-type="float">
            <text:p>1,23</text:p>
          </table:table-cell>
          <table:table-cell table:style-name="ce2" office:value-type="float" office:value="93.434343" calcext:value-type="float">
            <text:p>93,43</text:p>
          </table:table-cell>
          <table:table-cell table:style-name="ce3" office:value-type="float" office:value="93.718338" calcext:value-type="float">
            <text:p>93,72</text:p>
          </table:table-cell>
          <table:table-cell table:style-name="ce3" office:value-type="float" office:value="6.281662" calcext:value-type="float">
            <text:p>6,28</text:p>
          </table:table-cell>
          <table:table-cell table:style-name="ce3" office:value-type="float" office:value="0.30303" calcext:value-type="float">
            <text:p>0,30</text:p>
          </table:table-cell>
          <table:table-cell office:value-type="float" office:value="0.009657" calcext:value-type="float">
            <text:p>0,009657</text:p>
          </table:table-cell>
          <table:table-cell office:value-type="float" office:value="0" calcext:value-type="float">
            <text:p>0</text:p>
          </table:table-cell>
          <table:table-cell office:value-type="float" office:value="0.002249" calcext:value-type="float">
            <text:p>0,002249</text:p>
          </table:table-cell>
          <table:table-cell/>
          <table:table-cell table:formula="of:=IF([.I35]&lt;=[.I74];1;0)" office:value-type="float" office:value="0" calcext:value-type="float">
            <text:p>0</text:p>
          </table:table-cell>
          <table:table-cell table:formula="of:=[.M74]/[.M35]" office:value-type="float" office:value="10.5764730247489" calcext:value-type="float">
            <text:p>10,5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763.4" calcext:value-type="float">
            <text:p>763,4</text:p>
          </table:table-cell>
          <table:table-cell table:style-name="ce3" office:value-type="float" office:value="84.497255" calcext:value-type="float">
            <text:p>84,50</text:p>
          </table:table-cell>
          <table:table-cell table:style-name="ce3" office:value-type="float" office:value="15.502745" calcext:value-type="float">
            <text:p>15,50</text:p>
          </table:table-cell>
          <table:table-cell table:style-name="ce3" office:value-type="float" office:value="56.785491" calcext:value-type="float">
            <text:p>56,79</text:p>
          </table:table-cell>
          <table:table-cell table:style-name="ce3" office:value-type="float" office:value="57.614213" calcext:value-type="float">
            <text:p>57,61</text:p>
          </table:table-cell>
          <table:table-cell table:style-name="ce3" office:value-type="float" office:value="42.385787" calcext:value-type="float">
            <text:p>42,39</text:p>
          </table:table-cell>
          <table:table-cell table:style-name="ce3" office:value-type="float" office:value="1.438399" calcext:value-type="float">
            <text:p>1,44</text:p>
          </table:table-cell>
          <table:table-cell office:value-type="float" office:value="0.021501" calcext:value-type="float">
            <text:p>0,021501</text:p>
          </table:table-cell>
          <table:table-cell office:value-type="float" office:value="0" calcext:value-type="float">
            <text:p>0</text:p>
          </table:table-cell>
          <table:table-cell office:value-type="float" office:value="0.006605" calcext:value-type="float">
            <text:p>0,006605</text:p>
          </table:table-cell>
          <table:table-cell/>
          <table:table-cell table:formula="of:=IF([.I36]&lt;=[.I75];1;0)" office:value-type="float" office:value="1" calcext:value-type="float">
            <text:p>1</text:p>
          </table:table-cell>
          <table:table-cell table:formula="of:=[.M75]/[.M36]" office:value-type="float" office:value="13.8860983210083" calcext:value-type="float">
            <text:p>13,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1043.2" calcext:value-type="float">
            <text:p>1043,2</text:p>
          </table:table-cell>
          <table:table-cell table:style-name="ce3" office:value-type="float" office:value="66.902591" calcext:value-type="float">
            <text:p>66,90</text:p>
          </table:table-cell>
          <table:table-cell table:style-name="ce3" office:value-type="float" office:value="33.097409" calcext:value-type="float">
            <text:p>33,10</text:p>
          </table:table-cell>
          <table:table-cell table:style-name="ce3" office:value-type="float" office:value="49.795835" calcext:value-type="float">
            <text:p>49,80</text:p>
          </table:table-cell>
          <table:table-cell table:style-name="ce3" office:value-type="float" office:value="49.897709" calcext:value-type="float">
            <text:p>49,90</text:p>
          </table:table-cell>
          <table:table-cell table:style-name="ce3" office:value-type="float" office:value="50.102291" calcext:value-type="float">
            <text:p>50,10</text:p>
          </table:table-cell>
          <table:table-cell table:style-name="ce3" office:value-type="float" office:value="0.204165" calcext:value-type="float">
            <text:p>0,20</text:p>
          </table:table-cell>
          <table:table-cell office:value-type="float" office:value="0.059173" calcext:value-type="float">
            <text:p>0,059173</text:p>
          </table:table-cell>
          <table:table-cell office:value-type="float" office:value="0" calcext:value-type="float">
            <text:p>0</text:p>
          </table:table-cell>
          <table:table-cell office:value-type="float" office:value="0.015859" calcext:value-type="float">
            <text:p>0,015859</text:p>
          </table:table-cell>
          <table:table-cell/>
          <table:table-cell table:formula="of:=IF([.I37]&lt;=[.I76];1;0)" office:value-type="float" office:value="1" calcext:value-type="float">
            <text:p>1</text:p>
          </table:table-cell>
          <table:table-cell table:formula="of:=[.M76]/[.M37]" office:value-type="float" office:value="30.792303922397" calcext:value-type="float">
            <text:p>30,79</text:p>
          </table:table-cell>
          <table:table-cell table:number-columns-repeated="1005"/>
        </table:table-row>
        <table:table-row table:style-name="ro1">
          <table:table-cell table:style-name="ce2" table:number-columns-repeated="4"/>
          <table:table-cell table:style-name="ce2" table:formula="of:=AVERAGE([.E3:.E37])" office:value-type="float" office:value="26783.1428571429" calcext:value-type="float">
            <text:p>26783,14</text:p>
          </table:table-cell>
          <table:table-cell table:style-name="ce2" table:formula="of:=AVERAGE([.F3:.F37])" office:value-type="float" office:value="6177.52285714286" calcext:value-type="float">
            <text:p>6177,52</text:p>
          </table:table-cell>
          <table:table-cell table:style-name="ce2" table:formula="of:=AVERAGE([.G3:.G37])" office:value-type="float" office:value="90.3412571428571" calcext:value-type="float">
            <text:p>90,34</text:p>
          </table:table-cell>
          <table:table-cell table:style-name="ce2" table:formula="of:=AVERAGE([.H3:.H37])" office:value-type="float" office:value="9.65874285714286" calcext:value-type="float">
            <text:p>9,66</text:p>
          </table:table-cell>
          <table:table-cell table:style-name="ce2" table:formula="of:=AVERAGE([.I3:.I37])" office:value-type="float" office:value="63.9799948857143" calcext:value-type="float">
            <text:p>63,98</text:p>
          </table:table-cell>
          <table:table-cell table:style-name="ce2" table:formula="of:=AVERAGE([.J3:.J37])" office:value-type="float" office:value="79.6831191142857" calcext:value-type="float">
            <text:p>79,68</text:p>
          </table:table-cell>
          <table:table-cell table:style-name="ce2" table:formula="of:=AVERAGE([.K3:.K37])" office:value-type="float" office:value="20.3168808857143" calcext:value-type="float">
            <text:p>20,32</text:p>
          </table:table-cell>
          <table:table-cell table:style-name="ce2" table:formula="of:=AVERAGE([.L3:.L37])" office:value-type="float" office:value="18.9831499142857" calcext:value-type="float">
            <text:p>18,98</text:p>
          </table:table-cell>
          <table:table-cell table:style-name="ce2" table:formula="of:=AVERAGE([.M3:.M37])" office:value-type="float" office:value="0.995610485714286" calcext:value-type="float">
            <text:p>1,00</text:p>
          </table:table-cell>
          <table:table-cell table:style-name="ce2" table:formula="of:=AVERAGE([.N3:.N37])" office:value-type="float" office:value="0" calcext:value-type="float">
            <text:p>0,00</text:p>
          </table:table-cell>
          <table:table-cell table:style-name="ce2" table:formula="of:=AVERAGE([.O3:.O37])" office:value-type="float" office:value="0.154175542857143" calcext:value-type="float">
            <text:p>0,15</text:p>
          </table:table-cell>
          <table:table-cell table:style-name="ce2" table:number-columns-repeated="2"/>
          <table:table-cell table:formula="of:=[.M77]/[.M38]" office:value-type="float" office:value="138.219403560779" calcext:value-type="float">
            <text:p>138,22</text:p>
          </table:table-cell>
          <table:table-cell table:style-name="ce2" table:number-columns-repeated="1005"/>
        </table:table-row>
        <table:table-row table:style-name="ro1">
          <table:table-cell table:style-name="ce1"/>
          <table:table-cell table:number-columns-repeated="1022"/>
        </table:table-row>
        <table:table-row table:style-name="ro1">
          <table:table-cell table:style-name="ce1"/>
          <table:table-cell office:value-type="string" calcext:value-type="string">
            <text:p>parameter</text:p>
          </table:table-cell>
          <table:table-cell office:value-type="string" calcext:value-type="string">
            <text:p>experiment:</text:p>
          </table:table-cell>
          <table:table-cell office:value-type="string" calcext:value-type="string">
            <text:p>-nlabe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L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IM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Nit</text:p>
          </table:table-cell>
          <table:table-cell office:value-type="string" calcext:value-type="string">
            <text:p>-wCP</text:p>
          </table:table-cell>
          <table:table-cell office:value-type="string" calcext:value-type="string">
            <text:p>-O</text:p>
          </table:table-cell>
          <table:table-cell office:value-type="string" calcext:value-type="string">
            <text:p>,/fie3_result,csv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Database</text:p>
          </table:table-cell>
          <table:table-cell office:value-type="string" calcext:value-type="string">
            <text:p>Lab</text:p>
          </table:table-cell>
          <table:table-cell office:value-type="string" calcext:value-type="string">
            <text:p>#Cont</text:p>
          </table:table-cell>
          <table:table-cell office:value-type="string" calcext:value-type="string">
            <text:p>Global</text:p>
          </table:table-cell>
          <table:table-cell office:value-type="string" calcext:value-type="string">
            <text:p>#Ex</text:p>
          </table:table-cell>
          <table:table-cell office:value-type="string" calcext:value-type="string">
            <text:p>#Rules</text:p>
          </table:table-cell>
          <table:table-cell office:value-type="string" calcext:value-type="string">
            <text:p>#Train</text:p>
          </table:table-cell>
          <table:table-cell office:value-type="string" calcext:value-type="string">
            <text:p>#ErrorTrain</text:p>
          </table:table-cell>
          <table:table-cell office:value-type="string" calcext:value-type="string">
            <text:p>#Test</text:p>
          </table:table-cell>
          <table:table-cell office:value-type="string" calcext:value-type="string">
            <text:p>#TestWNC</text:p>
          </table:table-cell>
          <table:table-cell office:value-type="string" calcext:value-type="string">
            <text:p>#Error</text:p>
          </table:table-cell>
          <table:table-cell office:value-type="string" calcext:value-type="string">
            <text:p>%NC</text:p>
          </table:table-cell>
          <table:table-cell office:value-type="string" calcext:value-type="string">
            <text:p>TrainTime</text:p>
          </table:table-cell>
          <table:table-cell office:value-type="string" calcext:value-type="string">
            <text:p>Nose</text:p>
          </table:table-cell>
          <table:table-cell office:value-type="string" calcext:value-type="string">
            <text:p>TestTim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4174" calcext:value-type="float">
            <text:p>4174</text:p>
          </table:table-cell>
          <table:table-cell office:value-type="float" office:value="12.2" calcext:value-type="float">
            <text:p>12,2</text:p>
          </table:table-cell>
          <table:table-cell table:style-name="ce3" office:value-type="float" office:value="31.456636" calcext:value-type="float">
            <text:p>31,46</text:p>
          </table:table-cell>
          <table:table-cell table:style-name="ce3" office:value-type="float" office:value="68.543364" calcext:value-type="float">
            <text:p>68,54</text:p>
          </table:table-cell>
          <table:table-cell table:style-name="ce3" office:value-type="float" office:value="1.054145" calcext:value-type="float">
            <text:p>1,05</text:p>
          </table:table-cell>
          <table:table-cell table:style-name="ce3" office:value-type="float" office:value="27.672956" calcext:value-type="float">
            <text:p>27,67</text:p>
          </table:table-cell>
          <table:table-cell table:style-name="ce3" office:value-type="float" office:value="72.327044" calcext:value-type="float">
            <text:p>72,33</text:p>
          </table:table-cell>
          <table:table-cell table:style-name="ce3" office:value-type="float" office:value="96.190704" calcext:value-type="float">
            <text:p>96,19</text:p>
          </table:table-cell>
          <table:table-cell office:value-type="float" office:value="0.165519" calcext:value-type="float">
            <text:p>0,165519</text:p>
          </table:table-cell>
          <table:table-cell office:value-type="float" office:value="0" calcext:value-type="float">
            <text:p>0</text:p>
          </table:table-cell>
          <table:table-cell office:value-type="float" office:value="0.013898" calcext:value-type="float">
            <text:p>0,01389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dult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45222" calcext:value-type="float">
            <text:p>45222</text:p>
          </table:table-cell>
          <table:table-cell office:value-type="float" office:value="19796.4" calcext:value-type="float">
            <text:p>19796,4</text:p>
          </table:table-cell>
          <table:table-cell table:style-name="ce3" office:value-type="float" office:value="90.154006" calcext:value-type="float">
            <text:p>90,15</text:p>
          </table:table-cell>
          <table:table-cell table:style-name="ce3" office:value-type="float" office:value="9.845994" calcext:value-type="float">
            <text:p>9,85</text:p>
          </table:table-cell>
          <table:table-cell table:style-name="ce3" office:value-type="float" office:value="64.380169" calcext:value-type="float">
            <text:p>64,38</text:p>
          </table:table-cell>
          <table:table-cell table:style-name="ce3" office:value-type="float" office:value="81.879799" calcext:value-type="float">
            <text:p>81,88</text:p>
          </table:table-cell>
          <table:table-cell table:style-name="ce3" office:value-type="float" office:value="18.120201" calcext:value-type="float">
            <text:p>18,12</text:p>
          </table:table-cell>
          <table:table-cell table:style-name="ce3" office:value-type="float" office:value="21.372341" calcext:value-type="float">
            <text:p>21,37</text:p>
          </table:table-cell>
          <table:table-cell office:value-type="float" office:value="158.437704" calcext:value-type="float">
            <text:p>158,437704</text:p>
          </table:table-cell>
          <table:table-cell office:value-type="float" office:value="0" calcext:value-type="float">
            <text:p>0</text:p>
          </table:table-cell>
          <table:table-cell office:value-type="float" office:value="0.070103" calcext:value-type="float">
            <text:p>0,0701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lobal</text:p>
          </table:table-cell>
          <table:table-cell office:value-type="float" office:value="690" calcext:value-type="float">
            <text:p>690</text:p>
          </table:table-cell>
          <table:table-cell office:value-type="float" office:value="498.9" calcext:value-type="float">
            <text:p>498,9</text:p>
          </table:table-cell>
          <table:table-cell table:style-name="ce3" office:value-type="float" office:value="96.988728" calcext:value-type="float">
            <text:p>96,99</text:p>
          </table:table-cell>
          <table:table-cell table:style-name="ce3" office:value-type="float" office:value="3.011272" calcext:value-type="float">
            <text:p>3,01</text:p>
          </table:table-cell>
          <table:table-cell table:style-name="ce3" office:value-type="float" office:value="54.637681" calcext:value-type="float">
            <text:p>54,64</text:p>
          </table:table-cell>
          <table:table-cell table:style-name="ce3" office:value-type="float" office:value="82.857143" calcext:value-type="float">
            <text:p>82,86</text:p>
          </table:table-cell>
          <table:table-cell table:style-name="ce3" office:value-type="float" office:value="17.142857" calcext:value-type="float">
            <text:p>17,14</text:p>
          </table:table-cell>
          <table:table-cell table:style-name="ce3" office:value-type="float" office:value="34.057971" calcext:value-type="float">
            <text:p>34,06</text:p>
          </table:table-cell>
          <table:table-cell office:value-type="float" office:value="0.060293" calcext:value-type="float">
            <text:p>0,060293</text:p>
          </table:table-cell>
          <table:table-cell office:value-type="float" office:value="0" calcext:value-type="float">
            <text:p>0</text:p>
          </table:table-cell>
          <table:table-cell office:value-type="float" office:value="0.001015" calcext:value-type="float">
            <text:p>0,00101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5300" calcext:value-type="float">
            <text:p>5300</text:p>
          </table:table-cell>
          <table:table-cell office:value-type="float" office:value="19.6" calcext:value-type="float">
            <text:p>19,6</text:p>
          </table:table-cell>
          <table:table-cell table:style-name="ce3" office:value-type="float" office:value="77.075472" calcext:value-type="float">
            <text:p>77,08</text:p>
          </table:table-cell>
          <table:table-cell table:style-name="ce3" office:value-type="float" office:value="22.924528" calcext:value-type="float">
            <text:p>22,92</text:p>
          </table:table-cell>
          <table:table-cell table:style-name="ce3" office:value-type="float" office:value="80.358491" calcext:value-type="float">
            <text:p>80,36</text:p>
          </table:table-cell>
          <table:table-cell table:style-name="ce3" office:value-type="float" office:value="80.373655" calcext:value-type="float">
            <text:p>80,37</text:p>
          </table:table-cell>
          <table:table-cell table:style-name="ce3" office:value-type="float" office:value="19.626345" calcext:value-type="float">
            <text:p>19,63</text:p>
          </table:table-cell>
          <table:table-cell table:style-name="ce3" office:value-type="float" office:value="0.018868" calcext:value-type="float">
            <text:p>0,02</text:p>
          </table:table-cell>
          <table:table-cell office:value-type="float" office:value="0.02873" calcext:value-type="float">
            <text:p>0,02873</text:p>
          </table:table-cell>
          <table:table-cell office:value-type="float" office:value="0" calcext:value-type="float">
            <text:p>0</text:p>
          </table:table-cell>
          <table:table-cell office:value-type="float" office:value="0.001085" calcext:value-type="float">
            <text:p>0,00108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365" calcext:value-type="float">
            <text:p>365</text:p>
          </table:table-cell>
          <table:table-cell office:value-type="float" office:value="325.3" calcext:value-type="float">
            <text:p>325,3</text:p>
          </table:table-cell>
          <table:table-cell table:style-name="ce3" office:value-type="float" office:value="100" calcext:value-type="float">
            <text:p>100,00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16.438356" calcext:value-type="float">
            <text:p>16,44</text:p>
          </table:table-cell>
          <table:table-cell table:style-name="ce3" office:value-type="float" office:value="65.217391" calcext:value-type="float">
            <text:p>65,22</text:p>
          </table:table-cell>
          <table:table-cell table:style-name="ce3" office:value-type="float" office:value="34.782609" calcext:value-type="float">
            <text:p>34,78</text:p>
          </table:table-cell>
          <table:table-cell table:style-name="ce3" office:value-type="float" office:value="74.794521" calcext:value-type="float">
            <text:p>74,79</text:p>
          </table:table-cell>
          <table:table-cell office:value-type="float" office:value="0.026288" calcext:value-type="float">
            <text:p>0,026288</text:p>
          </table:table-cell>
          <table:table-cell office:value-type="float" office:value="0" calcext:value-type="float">
            <text:p>0</text:p>
          </table:table-cell>
          <table:table-cell office:value-type="float" office:value="0.011077" calcext:value-type="float">
            <text:p>0,01107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upa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345" calcext:value-type="float">
            <text:p>345</text:p>
          </table:table-cell>
          <table:table-cell office:value-type="float" office:value="120.8" calcext:value-type="float">
            <text:p>120,8</text:p>
          </table:table-cell>
          <table:table-cell table:style-name="ce3" office:value-type="float" office:value="76.8438" calcext:value-type="float">
            <text:p>76,84</text:p>
          </table:table-cell>
          <table:table-cell table:style-name="ce3" office:value-type="float" office:value="23.1562" calcext:value-type="float">
            <text:p>23,16</text:p>
          </table:table-cell>
          <table:table-cell table:style-name="ce3" office:value-type="float" office:value="59.710145" calcext:value-type="float">
            <text:p>59,71</text:p>
          </table:table-cell>
          <table:table-cell table:style-name="ce3" office:value-type="float" office:value="61.492537" calcext:value-type="float">
            <text:p>61,49</text:p>
          </table:table-cell>
          <table:table-cell table:style-name="ce3" office:value-type="float" office:value="38.507463" calcext:value-type="float">
            <text:p>38,51</text:p>
          </table:table-cell>
          <table:table-cell table:style-name="ce3" office:value-type="float" office:value="2.898551" calcext:value-type="float">
            <text:p>2,90</text:p>
          </table:table-cell>
          <table:table-cell office:value-type="float" office:value="0.010303" calcext:value-type="float">
            <text:p>0,010303</text:p>
          </table:table-cell>
          <table:table-cell office:value-type="float" office:value="0" calcext:value-type="float">
            <text:p>0</text:p>
          </table:table-cell>
          <table:table-cell office:value-type="float" office:value="0.000294" calcext:value-type="float">
            <text:p>0,00029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ensu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142521" calcext:value-type="float">
            <text:p>142521</text:p>
          </table:table-cell>
          <table:table-cell office:value-type="float" office:value="80968.1" calcext:value-type="float">
            <text:p>80968,1</text:p>
          </table:table-cell>
          <table:table-cell table:style-name="ce3" office:value-type="float" office:value="99.295231" calcext:value-type="float">
            <text:p>99,30</text:p>
          </table:table-cell>
          <table:table-cell table:style-name="ce3" office:value-type="float" office:value="0.704769" calcext:value-type="float">
            <text:p>0,70</text:p>
          </table:table-cell>
          <table:table-cell table:style-name="ce3" office:value-type="float" office:value="48.152904" calcext:value-type="float">
            <text:p>48,15</text:p>
          </table:table-cell>
          <table:table-cell table:style-name="ce3" office:value-type="float" office:value="96.459443" calcext:value-type="float">
            <text:p>96,46</text:p>
          </table:table-cell>
          <table:table-cell table:style-name="ce3" office:value-type="float" office:value="3.540557" calcext:value-type="float">
            <text:p>3,54</text:p>
          </table:table-cell>
          <table:table-cell table:style-name="ce3" office:value-type="float" office:value="50.079637" calcext:value-type="float">
            <text:p>50,08</text:p>
          </table:table-cell>
          <table:table-cell office:value-type="float" office:value="1749.990577" calcext:value-type="float">
            <text:p>1749,990577</text:p>
          </table:table-cell>
          <table:table-cell office:value-type="float" office:value="0" calcext:value-type="float">
            <text:p>0</text:p>
          </table:table-cell>
          <table:table-cell office:value-type="float" office:value="0.597464" calcext:value-type="float">
            <text:p>0,59746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Global</text:p>
          </table:table-cell>
          <table:table-cell office:value-type="float" office:value="297" calcext:value-type="float">
            <text:p>297</text:p>
          </table:table-cell>
          <table:table-cell office:value-type="float" office:value="259.2" calcext:value-type="float">
            <text:p>259,2</text:p>
          </table:table-cell>
          <table:table-cell table:style-name="ce3" office:value-type="float" office:value="99.401422" calcext:value-type="float">
            <text:p>99,40</text:p>
          </table:table-cell>
          <table:table-cell table:style-name="ce3" office:value-type="float" office:value="0.598578" calcext:value-type="float">
            <text:p>0,60</text:p>
          </table:table-cell>
          <table:table-cell table:style-name="ce3" office:value-type="float" office:value="18.518519" calcext:value-type="float">
            <text:p>18,52</text:p>
          </table:table-cell>
          <table:table-cell table:style-name="ce3" office:value-type="float" office:value="65.47619" calcext:value-type="float">
            <text:p>65,48</text:p>
          </table:table-cell>
          <table:table-cell table:style-name="ce3" office:value-type="float" office:value="34.52381" calcext:value-type="float">
            <text:p>34,52</text:p>
          </table:table-cell>
          <table:table-cell table:style-name="ce3" office:value-type="float" office:value="71.717172" calcext:value-type="float">
            <text:p>71,72</text:p>
          </table:table-cell>
          <table:table-cell office:value-type="float" office:value="0.015602" calcext:value-type="float">
            <text:p>0,015602</text:p>
          </table:table-cell>
          <table:table-cell office:value-type="float" office:value="0" calcext:value-type="float">
            <text:p>0</text:p>
          </table:table-cell>
          <table:table-cell office:value-type="float" office:value="0.000579" calcext:value-type="float">
            <text:p>0,00057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il20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lobal</text:p>
          </table:table-cell>
          <table:table-cell office:value-type="float" office:value="9822" calcext:value-type="float">
            <text:p>9822</text:p>
          </table:table-cell>
          <table:table-cell office:value-type="float" office:value="7455.8" calcext:value-type="float">
            <text:p>7455,8</text:p>
          </table:table-cell>
          <table:table-cell table:style-name="ce3" office:value-type="float" office:value="98.796353" calcext:value-type="float">
            <text:p>98,80</text:p>
          </table:table-cell>
          <table:table-cell table:style-name="ce3" office:value-type="float" office:value="1.203647" calcext:value-type="float">
            <text:p>1,20</text:p>
          </table:table-cell>
          <table:table-cell table:style-name="ce3" office:value-type="float" office:value="24.272042" calcext:value-type="float">
            <text:p>24,27</text:p>
          </table:table-cell>
          <table:table-cell table:style-name="ce3" office:value-type="float" office:value="92.153073" calcext:value-type="float">
            <text:p>92,15</text:p>
          </table:table-cell>
          <table:table-cell table:style-name="ce3" office:value-type="float" office:value="7.846927" calcext:value-type="float">
            <text:p>7,85</text:p>
          </table:table-cell>
          <table:table-cell table:style-name="ce3" office:value-type="float" office:value="73.661169" calcext:value-type="float">
            <text:p>73,66</text:p>
          </table:table-cell>
          <table:table-cell office:value-type="float" office:value="11.387514" calcext:value-type="float">
            <text:p>11,387514</text:p>
          </table:table-cell>
          <table:table-cell office:value-type="float" office:value="0" calcext:value-type="float">
            <text:p>0</text:p>
          </table:table-cell>
          <table:table-cell office:value-type="float" office:value="0.075058" calcext:value-type="float">
            <text:p>0,07505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ovtype_2_vs_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495141" calcext:value-type="float">
            <text:p>495141</text:p>
          </table:table-cell>
          <table:table-cell office:value-type="float" office:value="23406" calcext:value-type="float">
            <text:p>23406</text:p>
          </table:table-cell>
          <table:table-cell table:style-name="ce3" office:value-type="float" office:value="85.290924" calcext:value-type="float">
            <text:p>85,29</text:p>
          </table:table-cell>
          <table:table-cell table:style-name="ce3" office:value-type="float" office:value="14.709076" calcext:value-type="float">
            <text:p>14,71</text:p>
          </table:table-cell>
          <table:table-cell table:style-name="ce3" office:value-type="float" office:value="83.502679" calcext:value-type="float">
            <text:p>83,50</text:p>
          </table:table-cell>
          <table:table-cell table:style-name="ce3" office:value-type="float" office:value="83.511449" calcext:value-type="float">
            <text:p>83,51</text:p>
          </table:table-cell>
          <table:table-cell table:style-name="ce3" office:value-type="float" office:value="16.488551" calcext:value-type="float">
            <text:p>16,49</text:p>
          </table:table-cell>
          <table:table-cell table:style-name="ce3" office:value-type="float" office:value="0.010502" calcext:value-type="float">
            <text:p>0,01</text:p>
          </table:table-cell>
          <table:table-cell office:value-type="float" office:value="2396.977668" calcext:value-type="float">
            <text:p>2396,977668</text:p>
          </table:table-cell>
          <table:table-cell office:value-type="float" office:value="0" calcext:value-type="float">
            <text:p>0</text:p>
          </table:table-cell>
          <table:table-cell office:value-type="float" office:value="2.802316" calcext:value-type="float">
            <text:p>2,80231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crx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653" calcext:value-type="float">
            <text:p>653</text:p>
          </table:table-cell>
          <table:table-cell office:value-type="float" office:value="522.7" calcext:value-type="float">
            <text:p>522,7</text:p>
          </table:table-cell>
          <table:table-cell table:style-name="ce3" office:value-type="float" office:value="98.553684" calcext:value-type="float">
            <text:p>98,55</text:p>
          </table:table-cell>
          <table:table-cell table:style-name="ce3" office:value-type="float" office:value="1.446316" calcext:value-type="float">
            <text:p>1,45</text:p>
          </table:table-cell>
          <table:table-cell table:style-name="ce3" office:value-type="float" office:value="41.194487" calcext:value-type="float">
            <text:p>41,19</text:p>
          </table:table-cell>
          <table:table-cell table:style-name="ce3" office:value-type="float" office:value="86.495177" calcext:value-type="float">
            <text:p>86,50</text:p>
          </table:table-cell>
          <table:table-cell table:style-name="ce3" office:value-type="float" office:value="13.504823" calcext:value-type="float">
            <text:p>13,50</text:p>
          </table:table-cell>
          <table:table-cell table:style-name="ce3" office:value-type="float" office:value="52.37366" calcext:value-type="float">
            <text:p>52,37</text:p>
          </table:table-cell>
          <table:table-cell office:value-type="float" office:value="0.105444" calcext:value-type="float">
            <text:p>0,105444</text:p>
          </table:table-cell>
          <table:table-cell office:value-type="float" office:value="0" calcext:value-type="float">
            <text:p>0</text:p>
          </table:table-cell>
          <table:table-cell office:value-type="float" office:value="0.001892" calcext:value-type="float">
            <text:p>0,00189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fars_0_vs_4_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62123" calcext:value-type="float">
            <text:p>62123</text:p>
          </table:table-cell>
          <table:table-cell office:value-type="float" office:value="39933.7" calcext:value-type="float">
            <text:p>39933,7</text:p>
          </table:table-cell>
          <table:table-cell table:style-name="ce3" office:value-type="float" office:value="100" calcext:value-type="float">
            <text:p>100,00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44.889976" calcext:value-type="float">
            <text:p>44,89</text:p>
          </table:table-cell>
          <table:table-cell table:style-name="ce3" office:value-type="float" office:value="100" calcext:value-type="float">
            <text:p>100,00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55.110024" calcext:value-type="float">
            <text:p>55,11</text:p>
          </table:table-cell>
          <table:table-cell office:value-type="float" office:value="380.407998" calcext:value-type="float">
            <text:p>380,407998</text:p>
          </table:table-cell>
          <table:table-cell office:value-type="float" office:value="0" calcext:value-type="float">
            <text:p>0</text:p>
          </table:table-cell>
          <table:table-cell office:value-type="float" office:value="0.211762" calcext:value-type="float">
            <text:p>0,21176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eart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70" calcext:value-type="float">
            <text:p>270</text:p>
          </table:table-cell>
          <table:table-cell office:value-type="float" office:value="235.6" calcext:value-type="float">
            <text:p>235,6</text:p>
          </table:table-cell>
          <table:table-cell table:style-name="ce3" office:value-type="float" office:value="100" calcext:value-type="float">
            <text:p>100,00</text:p>
          </table:table-cell>
          <table:table-cell table:style-name="ce3" office:value-type="float" office:value="0" calcext:value-type="float">
            <text:p>0,00</text:p>
          </table:table-cell>
          <table:table-cell table:style-name="ce3" office:value-type="float" office:value="21.851852" calcext:value-type="float">
            <text:p>21,85</text:p>
          </table:table-cell>
          <table:table-cell table:style-name="ce3" office:value-type="float" office:value="86.764706" calcext:value-type="float">
            <text:p>86,76</text:p>
          </table:table-cell>
          <table:table-cell table:style-name="ce3" office:value-type="float" office:value="13.235294" calcext:value-type="float">
            <text:p>13,24</text:p>
          </table:table-cell>
          <table:table-cell table:style-name="ce3" office:value-type="float" office:value="74.814815" calcext:value-type="float">
            <text:p>74,81</text:p>
          </table:table-cell>
          <table:table-cell office:value-type="float" office:value="0.012661" calcext:value-type="float">
            <text:p>0,012661</text:p>
          </table:table-cell>
          <table:table-cell office:value-type="float" office:value="0" calcext:value-type="float">
            <text:p>0</text:p>
          </table:table-cell>
          <table:table-cell office:value-type="float" office:value="0.000348" calcext:value-type="float">
            <text:p>0,00034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iris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lobal</text:p>
          </table:table-cell>
          <table:table-cell office:value-type="float" office:value="150" calcext:value-type="float">
            <text:p>150</text:p>
          </table:table-cell>
          <table:table-cell office:value-type="float" office:value="45.5" calcext:value-type="float">
            <text:p>45,5</text:p>
          </table:table-cell>
          <table:table-cell table:style-name="ce3" office:value-type="float" office:value="95.62963" calcext:value-type="float">
            <text:p>95,63</text:p>
          </table:table-cell>
          <table:table-cell table:style-name="ce3" office:value-type="float" office:value="4.37037" calcext:value-type="float">
            <text:p>4,37</text:p>
          </table:table-cell>
          <table:table-cell table:number-columns-repeated="2" table:style-name="ce3" office:value-type="float" office:value="95.333333" calcext:value-type="float">
            <text:p>95,33</text:p>
          </table:table-cell>
          <table:table-cell table:style-name="ce3" office:value-type="float" office:value="4.666667" calcext:value-type="float">
            <text:p>4,67</text:p>
          </table:table-cell>
          <table:table-cell table:style-name="ce3" office:value-type="float" office:value="0" calcext:value-type="float">
            <text:p>0,00</text:p>
          </table:table-cell>
          <table:table-cell office:value-type="float" office:value="0.001804" calcext:value-type="float">
            <text:p>0,001804</text:p>
          </table:table-cell>
          <table:table-cell office:value-type="float" office:value="0" calcext:value-type="float">
            <text:p>0</text:p>
          </table:table-cell>
          <table:table-cell office:value-type="float" office:value="0.00006" calcext:value-type="float">
            <text:p>0,00006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letter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20000" calcext:value-type="float">
            <text:p>20000</text:p>
          </table:table-cell>
          <table:table-cell office:value-type="float" office:value="4962.3" calcext:value-type="float">
            <text:p>4962,3</text:p>
          </table:table-cell>
          <table:table-cell table:style-name="ce3" office:value-type="float" office:value="88.415556" calcext:value-type="float">
            <text:p>88,42</text:p>
          </table:table-cell>
          <table:table-cell table:style-name="ce3" office:value-type="float" office:value="11.584444" calcext:value-type="float">
            <text:p>11,58</text:p>
          </table:table-cell>
          <table:table-cell table:style-name="ce3" office:value-type="float" office:value="74.6" calcext:value-type="float">
            <text:p>74,60</text:p>
          </table:table-cell>
          <table:table-cell table:style-name="ce3" office:value-type="float" office:value="75.186454" calcext:value-type="float">
            <text:p>75,19</text:p>
          </table:table-cell>
          <table:table-cell table:style-name="ce3" office:value-type="float" office:value="24.813546" calcext:value-type="float">
            <text:p>24,81</text:p>
          </table:table-cell>
          <table:table-cell table:style-name="ce3" office:value-type="float" office:value="0.78" calcext:value-type="float">
            <text:p>0,78</text:p>
          </table:table-cell>
          <table:table-cell office:value-type="float" office:value="36.903649" calcext:value-type="float">
            <text:p>36,903649</text:p>
          </table:table-cell>
          <table:table-cell office:value-type="float" office:value="0" calcext:value-type="float">
            <text:p>0</text:p>
          </table:table-cell>
          <table:table-cell office:value-type="float" office:value="0.29551" calcext:value-type="float">
            <text:p>0,2955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gic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19020" calcext:value-type="float">
            <text:p>19020</text:p>
          </table:table-cell>
          <table:table-cell office:value-type="float" office:value="1912.4" calcext:value-type="float">
            <text:p>1912,4</text:p>
          </table:table-cell>
          <table:table-cell table:style-name="ce3" office:value-type="float" office:value="84.064143" calcext:value-type="float">
            <text:p>84,06</text:p>
          </table:table-cell>
          <table:table-cell table:style-name="ce3" office:value-type="float" office:value="15.935857" calcext:value-type="float">
            <text:p>15,94</text:p>
          </table:table-cell>
          <table:table-cell table:style-name="ce3" office:value-type="float" office:value="80.799159" calcext:value-type="float">
            <text:p>80,80</text:p>
          </table:table-cell>
          <table:table-cell table:style-name="ce3" office:value-type="float" office:value="80.871441" calcext:value-type="float">
            <text:p>80,87</text:p>
          </table:table-cell>
          <table:table-cell table:style-name="ce3" office:value-type="float" office:value="19.128559" calcext:value-type="float">
            <text:p>19,13</text:p>
          </table:table-cell>
          <table:table-cell table:style-name="ce3" office:value-type="float" office:value="0.08938" calcext:value-type="float">
            <text:p>0,09</text:p>
          </table:table-cell>
          <table:table-cell office:value-type="float" office:value="8.022896" calcext:value-type="float">
            <text:p>8,022896</text:p>
          </table:table-cell>
          <table:table-cell office:value-type="float" office:value="0" calcext:value-type="float">
            <text:p>0</text:p>
          </table:table-cell>
          <table:table-cell office:value-type="float" office:value="0.041895" calcext:value-type="float">
            <text:p>0,04189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newthyroid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215" calcext:value-type="float">
            <text:p>215</text:p>
          </table:table-cell>
          <table:table-cell office:value-type="float" office:value="48" calcext:value-type="float">
            <text:p>48</text:p>
          </table:table-cell>
          <table:table-cell table:style-name="ce3" office:value-type="float" office:value="95.348837" calcext:value-type="float">
            <text:p>95,35</text:p>
          </table:table-cell>
          <table:table-cell table:style-name="ce3" office:value-type="float" office:value="4.651163" calcext:value-type="float">
            <text:p>4,65</text:p>
          </table:table-cell>
          <table:table-cell table:style-name="ce3" office:value-type="float" office:value="91.162791" calcext:value-type="float">
            <text:p>91,16</text:p>
          </table:table-cell>
          <table:table-cell table:style-name="ce3" office:value-type="float" office:value="92.018779" calcext:value-type="float">
            <text:p>92,02</text:p>
          </table:table-cell>
          <table:table-cell table:style-name="ce3" office:value-type="float" office:value="7.981221" calcext:value-type="float">
            <text:p>7,98</text:p>
          </table:table-cell>
          <table:table-cell table:style-name="ce3" office:value-type="float" office:value="0.930233" calcext:value-type="float">
            <text:p>0,93</text:p>
          </table:table-cell>
          <table:table-cell office:value-type="float" office:value="0.002827" calcext:value-type="float">
            <text:p>0,002827</text:p>
          </table:table-cell>
          <table:table-cell office:value-type="float" office:value="0" calcext:value-type="float">
            <text:p>0</text:p>
          </table:table-cell>
          <table:table-cell office:value-type="float" office:value="0.000088" calcext:value-type="float">
            <text:p>0,0000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obal</text:p>
          </table:table-cell>
          <table:table-cell office:value-type="float" office:value="830" calcext:value-type="float">
            <text:p>830</text:p>
          </table:table-cell>
          <table:table-cell office:value-type="float" office:value="159.6" calcext:value-type="float">
            <text:p>159,6</text:p>
          </table:table-cell>
          <table:table-cell table:style-name="ce3" office:value-type="float" office:value="87.563588" calcext:value-type="float">
            <text:p>87,56</text:p>
          </table:table-cell>
          <table:table-cell table:style-name="ce3" office:value-type="float" office:value="12.436412" calcext:value-type="float">
            <text:p>12,44</text:p>
          </table:table-cell>
          <table:table-cell table:style-name="ce3" office:value-type="float" office:value="76.746988" calcext:value-type="float">
            <text:p>76,75</text:p>
          </table:table-cell>
          <table:table-cell table:style-name="ce3" office:value-type="float" office:value="82.942708" calcext:value-type="float">
            <text:p>82,94</text:p>
          </table:table-cell>
          <table:table-cell table:style-name="ce3" office:value-type="float" office:value="17.057292" calcext:value-type="float">
            <text:p>17,06</text:p>
          </table:table-cell>
          <table:table-cell table:style-name="ce3" office:value-type="float" office:value="7.46988" calcext:value-type="float">
            <text:p>7,47</text:p>
          </table:table-cell>
          <table:table-cell office:value-type="float" office:value="0.019191" calcext:value-type="float">
            <text:p>0,019191</text:p>
          </table:table-cell>
          <table:table-cell office:value-type="float" office:value="0" calcext:value-type="float">
            <text:p>0</text:p>
          </table:table-cell>
          <table:table-cell office:value-type="float" office:value="0.000249" calcext:value-type="float">
            <text:p>0,00024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lobal</text:p>
          </table:table-cell>
          <table:table-cell office:value-type="float" office:value="5472" calcext:value-type="float">
            <text:p>5472</text:p>
          </table:table-cell>
          <table:table-cell office:value-type="float" office:value="161.9" calcext:value-type="float">
            <text:p>161,9</text:p>
          </table:table-cell>
          <table:table-cell table:style-name="ce3" office:value-type="float" office:value="93.845435" calcext:value-type="float">
            <text:p>93,85</text:p>
          </table:table-cell>
          <table:table-cell table:style-name="ce3" office:value-type="float" office:value="6.154565" calcext:value-type="float">
            <text:p>6,15</text:p>
          </table:table-cell>
          <table:table-cell table:style-name="ce3" office:value-type="float" office:value="93.896199" calcext:value-type="float">
            <text:p>93,90</text:p>
          </table:table-cell>
          <table:table-cell table:style-name="ce3" office:value-type="float" office:value="94.085332" calcext:value-type="float">
            <text:p>94,09</text:p>
          </table:table-cell>
          <table:table-cell table:style-name="ce3" office:value-type="float" office:value="5.914668" calcext:value-type="float">
            <text:p>5,91</text:p>
          </table:table-cell>
          <table:table-cell table:style-name="ce3" office:value-type="float" office:value="0.201023" calcext:value-type="float">
            <text:p>0,20</text:p>
          </table:table-cell>
          <table:table-cell office:value-type="float" office:value="0.210716" calcext:value-type="float">
            <text:p>0,210716</text:p>
          </table:table-cell>
          <table:table-cell office:value-type="float" office:value="0" calcext:value-type="float">
            <text:p>0</text:p>
          </table:table-cell>
          <table:table-cell office:value-type="float" office:value="0.003603" calcext:value-type="float">
            <text:p>0,00360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enbased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Global</text:p>
          </table:table-cell>
          <table:table-cell office:value-type="float" office:value="10992" calcext:value-type="float">
            <text:p>10992</text:p>
          </table:table-cell>
          <table:table-cell office:value-type="float" office:value="7737.1" calcext:value-type="float">
            <text:p>7737,1</text:p>
          </table:table-cell>
          <table:table-cell table:style-name="ce3" office:value-type="float" office:value="99.880721" calcext:value-type="float">
            <text:p>99,88</text:p>
          </table:table-cell>
          <table:table-cell table:style-name="ce3" office:value-type="float" office:value="0.119279" calcext:value-type="float">
            <text:p>0,12</text:p>
          </table:table-cell>
          <table:table-cell table:style-name="ce3" office:value-type="float" office:value="94.304949" calcext:value-type="float">
            <text:p>94,30</text:p>
          </table:table-cell>
          <table:table-cell table:style-name="ce3" office:value-type="float" office:value="99.224658" calcext:value-type="float">
            <text:p>99,22</text:p>
          </table:table-cell>
          <table:table-cell table:style-name="ce3" office:value-type="float" office:value="0.775342" calcext:value-type="float">
            <text:p>0,78</text:p>
          </table:table-cell>
          <table:table-cell table:style-name="ce3" office:value-type="float" office:value="4.958151" calcext:value-type="float">
            <text:p>4,96</text:p>
          </table:table-cell>
          <table:table-cell office:value-type="float" office:value="11.218367" calcext:value-type="float">
            <text:p>11,218367</text:p>
          </table:table-cell>
          <table:table-cell office:value-type="float" office:value="0" calcext:value-type="float">
            <text:p>0</text:p>
          </table:table-cell>
          <table:table-cell office:value-type="float" office:value="0.083184" calcext:value-type="float">
            <text:p>0,08318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honeme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Global</text:p>
          </table:table-cell>
          <table:table-cell office:value-type="float" office:value="5404" calcext:value-type="float">
            <text:p>5404</text:p>
          </table:table-cell>
          <table:table-cell office:value-type="float" office:value="228.2" calcext:value-type="float">
            <text:p>228,2</text:p>
          </table:table-cell>
          <table:table-cell table:style-name="ce3" office:value-type="float" office:value="82.327905" calcext:value-type="float">
            <text:p>82,33</text:p>
          </table:table-cell>
          <table:table-cell table:style-name="ce3" office:value-type="float" office:value="17.672095" calcext:value-type="float">
            <text:p>17,67</text:p>
          </table:table-cell>
          <table:table-cell table:number-columns-repeated="2" table:style-name="ce3" office:value-type="float" office:value="78.663953" calcext:value-type="float">
            <text:p>78,66</text:p>
          </table:table-cell>
          <table:table-cell table:style-name="ce3" office:value-type="float" office:value="21.336047" calcext:value-type="float">
            <text:p>21,34</text:p>
          </table:table-cell>
          <table:table-cell table:style-name="ce3" office:value-type="float" office:value="0" calcext:value-type="float">
            <text:p>0,00</text:p>
          </table:table-cell>
          <table:table-cell office:value-type="float" office:value="0.220791" calcext:value-type="float">
            <text:p>0,220791</text:p>
          </table:table-cell>
          <table:table-cell office:value-type="float" office:value="0" calcext:value-type="float">
            <text:p>0</text:p>
          </table:table-cell>
          <table:table-cell office:value-type="float" office:value="0.002857" calcext:value-type="float">
            <text:p>0,00285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768" calcext:value-type="float">
            <text:p>768</text:p>
          </table:table-cell>
          <table:table-cell office:value-type="float" office:value="426.6" calcext:value-type="float">
            <text:p>426,6</text:p>
          </table:table-cell>
          <table:table-cell table:style-name="ce3" office:value-type="float" office:value="90.957755" calcext:value-type="float">
            <text:p>90,96</text:p>
          </table:table-cell>
          <table:table-cell table:style-name="ce3" office:value-type="float" office:value="9.042245" calcext:value-type="float">
            <text:p>9,04</text:p>
          </table:table-cell>
          <table:table-cell table:style-name="ce3" office:value-type="float" office:value="70.572917" calcext:value-type="float">
            <text:p>70,57</text:p>
          </table:table-cell>
          <table:table-cell table:style-name="ce3" office:value-type="float" office:value="72.94751" calcext:value-type="float">
            <text:p>72,95</text:p>
          </table:table-cell>
          <table:table-cell table:style-name="ce3" office:value-type="float" office:value="27.05249" calcext:value-type="float">
            <text:p>27,05</text:p>
          </table:table-cell>
          <table:table-cell table:style-name="ce3" office:value-type="float" office:value="3.255208" calcext:value-type="float">
            <text:p>3,26</text:p>
          </table:table-cell>
          <table:table-cell office:value-type="float" office:value="0.063439" calcext:value-type="float">
            <text:p>0,063439</text:p>
          </table:table-cell>
          <table:table-cell office:value-type="float" office:value="0" calcext:value-type="float">
            <text:p>0</text:p>
          </table:table-cell>
          <table:table-cell office:value-type="float" office:value="0.00083" calcext:value-type="float">
            <text:p>0,0008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5059.5" calcext:value-type="float">
            <text:p>5059,5</text:p>
          </table:table-cell>
          <table:table-cell table:style-name="ce3" office:value-type="float" office:value="99.367868" calcext:value-type="float">
            <text:p>99,37</text:p>
          </table:table-cell>
          <table:table-cell table:style-name="ce3" office:value-type="float" office:value="0.632132" calcext:value-type="float">
            <text:p>0,63</text:p>
          </table:table-cell>
          <table:table-cell table:style-name="ce3" office:value-type="float" office:value="53.243243" calcext:value-type="float">
            <text:p>53,24</text:p>
          </table:table-cell>
          <table:table-cell table:style-name="ce3" office:value-type="float" office:value="77.058478" calcext:value-type="float">
            <text:p>77,06</text:p>
          </table:table-cell>
          <table:table-cell table:style-name="ce3" office:value-type="float" office:value="22.941522" calcext:value-type="float">
            <text:p>22,94</text:p>
          </table:table-cell>
          <table:table-cell table:style-name="ce3" office:value-type="float" office:value="30.905405" calcext:value-type="float">
            <text:p>30,91</text:p>
          </table:table-cell>
          <table:table-cell office:value-type="float" office:value="12.320124" calcext:value-type="float">
            <text:p>12,320124</text:p>
          </table:table-cell>
          <table:table-cell office:value-type="float" office:value="0" calcext:value-type="float">
            <text:p>0</text:p>
          </table:table-cell>
          <table:table-cell office:value-type="float" office:value="0.171711" calcext:value-type="float">
            <text:p>0,17171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Global</text:p>
          </table:table-cell>
          <table:table-cell office:value-type="float" office:value="462" calcext:value-type="float">
            <text:p>462</text:p>
          </table:table-cell>
          <table:table-cell office:value-type="float" office:value="354" calcext:value-type="float">
            <text:p>354</text:p>
          </table:table-cell>
          <table:table-cell table:style-name="ce3" office:value-type="float" office:value="96.945647" calcext:value-type="float">
            <text:p>96,95</text:p>
          </table:table-cell>
          <table:table-cell table:style-name="ce3" office:value-type="float" office:value="3.054353" calcext:value-type="float">
            <text:p>3,05</text:p>
          </table:table-cell>
          <table:table-cell table:style-name="ce3" office:value-type="float" office:value="62.121212" calcext:value-type="float">
            <text:p>62,12</text:p>
          </table:table-cell>
          <table:table-cell table:style-name="ce3" office:value-type="float" office:value="66.435185" calcext:value-type="float">
            <text:p>66,44</text:p>
          </table:table-cell>
          <table:table-cell table:style-name="ce3" office:value-type="float" office:value="33.564815" calcext:value-type="float">
            <text:p>33,56</text:p>
          </table:table-cell>
          <table:table-cell table:style-name="ce3" office:value-type="float" office:value="6.493506" calcext:value-type="float">
            <text:p>6,49</text:p>
          </table:table-cell>
          <table:table-cell office:value-type="float" office:value="0.045352" calcext:value-type="float">
            <text:p>0,045352</text:p>
          </table:table-cell>
          <table:table-cell office:value-type="float" office:value="0" calcext:value-type="float">
            <text:p>0</text:p>
          </table:table-cell>
          <table:table-cell office:value-type="float" office:value="0.001344" calcext:value-type="float">
            <text:p>0,00134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atimage</text:p>
          </table:table-cell>
          <table:table-cell office:value-type="float" office:value="5" calcext:value-type="float">
            <text:p>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Global</text:p>
          </table:table-cell>
          <table:table-cell office:value-type="float" office:value="6435" calcext:value-type="float">
            <text:p>6435</text:p>
          </table:table-cell>
          <table:table-cell office:value-type="float" office:value="1859.1" calcext:value-type="float">
            <text:p>1859,1</text:p>
          </table:table-cell>
          <table:table-cell table:style-name="ce3" office:value-type="float" office:value="78.711905" calcext:value-type="float">
            <text:p>78,71</text:p>
          </table:table-cell>
          <table:table-cell table:style-name="ce3" office:value-type="float" office:value="21.288095" calcext:value-type="float">
            <text:p>21,29</text:p>
          </table:table-cell>
          <table:table-cell table:style-name="ce3" office:value-type="float" office:value="51.235431" calcext:value-type="float">
            <text:p>51,24</text:p>
          </table:table-cell>
          <table:table-cell table:style-name="ce3" office:value-type="float" office:value="51.620479" calcext:value-type="float">
            <text:p>51,62</text:p>
          </table:table-cell>
          <table:table-cell table:style-name="ce3" office:value-type="float" office:value="48.379521" calcext:value-type="float">
            <text:p>48,38</text:p>
          </table:table-cell>
          <table:table-cell table:style-name="ce3" office:value-type="float" office:value="0.745921" calcext:value-type="float">
            <text:p>0,75</text:p>
          </table:table-cell>
          <table:table-cell office:value-type="float" office:value="16.348524" calcext:value-type="float">
            <text:p>16,348524</text:p>
          </table:table-cell>
          <table:table-cell office:value-type="float" office:value="0" calcext:value-type="float">
            <text:p>0</text:p>
          </table:table-cell>
          <table:table-cell office:value-type="float" office:value="0.23564" calcext:value-type="float">
            <text:p>0,2356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Global</text:p>
          </table:table-cell>
          <table:table-cell office:value-type="float" office:value="2310" calcext:value-type="float">
            <text:p>2310</text:p>
          </table:table-cell>
          <table:table-cell office:value-type="float" office:value="863.3" calcext:value-type="float">
            <text:p>863,3</text:p>
          </table:table-cell>
          <table:table-cell table:style-name="ce3" office:value-type="float" office:value="95.661376" calcext:value-type="float">
            <text:p>95,66</text:p>
          </table:table-cell>
          <table:table-cell table:style-name="ce3" office:value-type="float" office:value="4.338624" calcext:value-type="float">
            <text:p>4,34</text:p>
          </table:table-cell>
          <table:table-cell table:style-name="ce3" office:value-type="float" office:value="88.484848" calcext:value-type="float">
            <text:p>88,48</text:p>
          </table:table-cell>
          <table:table-cell table:style-name="ce3" office:value-type="float" office:value="91.53605" calcext:value-type="float">
            <text:p>91,54</text:p>
          </table:table-cell>
          <table:table-cell table:style-name="ce3" office:value-type="float" office:value="8.46395" calcext:value-type="float">
            <text:p>8,46</text:p>
          </table:table-cell>
          <table:table-cell table:style-name="ce3" office:value-type="float" office:value="3.333333" calcext:value-type="float">
            <text:p>3,33</text:p>
          </table:table-cell>
          <table:table-cell office:value-type="float" office:value="0.410406" calcext:value-type="float">
            <text:p>0,410406</text:p>
          </table:table-cell>
          <table:table-cell office:value-type="float" office:value="0" calcext:value-type="float">
            <text:p>0</text:p>
          </table:table-cell>
          <table:table-cell office:value-type="float" office:value="0.021009" calcext:value-type="float">
            <text:p>0,021009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huttl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lobal</text:p>
          </table:table-cell>
          <table:table-cell office:value-type="float" office:value="57999" calcext:value-type="float">
            <text:p>57999</text:p>
          </table:table-cell>
          <table:table-cell office:value-type="float" office:value="70.1" calcext:value-type="float">
            <text:p>70,1</text:p>
          </table:table-cell>
          <table:table-cell table:style-name="ce3" office:value-type="float" office:value="91.593533" calcext:value-type="float">
            <text:p>91,59</text:p>
          </table:table-cell>
          <table:table-cell table:style-name="ce3" office:value-type="float" office:value="8.406467" calcext:value-type="float">
            <text:p>8,41</text:p>
          </table:table-cell>
          <table:table-cell table:style-name="ce3" office:value-type="float" office:value="84.241108" calcext:value-type="float">
            <text:p>84,24</text:p>
          </table:table-cell>
          <table:table-cell table:style-name="ce3" office:value-type="float" office:value="84.251276" calcext:value-type="float">
            <text:p>84,25</text:p>
          </table:table-cell>
          <table:table-cell table:style-name="ce3" office:value-type="float" office:value="15.748724" calcext:value-type="float">
            <text:p>15,75</text:p>
          </table:table-cell>
          <table:table-cell table:style-name="ce3" office:value-type="float" office:value="0.012069" calcext:value-type="float">
            <text:p>0,01</text:p>
          </table:table-cell>
          <table:table-cell office:value-type="float" office:value="1.388963" calcext:value-type="float">
            <text:p>1,388963</text:p>
          </table:table-cell>
          <table:table-cell office:value-type="float" office:value="0" calcext:value-type="float">
            <text:p>0</text:p>
          </table:table-cell>
          <table:table-cell office:value-type="float" office:value="0.07464" calcext:value-type="float">
            <text:p>0,07464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spambase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obal</text:p>
          </table:table-cell>
          <table:table-cell office:value-type="float" office:value="4597" calcext:value-type="float">
            <text:p>4597</text:p>
          </table:table-cell>
          <table:table-cell office:value-type="float" office:value="1379.6" calcext:value-type="float">
            <text:p>1379,6</text:p>
          </table:table-cell>
          <table:table-cell table:style-name="ce3" office:value-type="float" office:value="87.245305" calcext:value-type="float">
            <text:p>87,25</text:p>
          </table:table-cell>
          <table:table-cell table:style-name="ce3" office:value-type="float" office:value="12.754695" calcext:value-type="float">
            <text:p>12,75</text:p>
          </table:table-cell>
          <table:table-cell table:style-name="ce3" office:value-type="float" office:value="80.661301" calcext:value-type="float">
            <text:p>80,66</text:p>
          </table:table-cell>
          <table:table-cell table:style-name="ce3" office:value-type="float" office:value="84.657534" calcext:value-type="float">
            <text:p>84,66</text:p>
          </table:table-cell>
          <table:table-cell table:style-name="ce3" office:value-type="float" office:value="15.342466" calcext:value-type="float">
            <text:p>15,34</text:p>
          </table:table-cell>
          <table:table-cell table:style-name="ce3" office:value-type="float" office:value="4.72047" calcext:value-type="float">
            <text:p>4,72</text:p>
          </table:table-cell>
          <table:table-cell office:value-type="float" office:value="4.040485" calcext:value-type="float">
            <text:p>4,040485</text:p>
          </table:table-cell>
          <table:table-cell office:value-type="float" office:value="0" calcext:value-type="float">
            <text:p>0</text:p>
          </table:table-cell>
          <table:table-cell office:value-type="float" office:value="0.048391" calcext:value-type="float">
            <text:p>0,04839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exture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lobal</text:p>
          </table:table-cell>
          <table:table-cell office:value-type="float" office:value="5500" calcext:value-type="float">
            <text:p>5500</text:p>
          </table:table-cell>
          <table:table-cell office:value-type="float" office:value="3473.3" calcext:value-type="float">
            <text:p>3473,3</text:p>
          </table:table-cell>
          <table:table-cell table:style-name="ce3" office:value-type="float" office:value="97.636364" calcext:value-type="float">
            <text:p>97,64</text:p>
          </table:table-cell>
          <table:table-cell table:style-name="ce3" office:value-type="float" office:value="2.363636" calcext:value-type="float">
            <text:p>2,36</text:p>
          </table:table-cell>
          <table:table-cell table:style-name="ce3" office:value-type="float" office:value="85.836364" calcext:value-type="float">
            <text:p>85,84</text:p>
          </table:table-cell>
          <table:table-cell table:style-name="ce3" office:value-type="float" office:value="91.634317" calcext:value-type="float">
            <text:p>91,63</text:p>
          </table:table-cell>
          <table:table-cell table:style-name="ce3" office:value-type="float" office:value="8.365683" calcext:value-type="float">
            <text:p>8,37</text:p>
          </table:table-cell>
          <table:table-cell table:style-name="ce3" office:value-type="float" office:value="6.327273" calcext:value-type="float">
            <text:p>6,33</text:p>
          </table:table-cell>
          <table:table-cell office:value-type="float" office:value="11.647883" calcext:value-type="float">
            <text:p>11,647883</text:p>
          </table:table-cell>
          <table:table-cell office:value-type="float" office:value="0" calcext:value-type="float">
            <text:p>0</text:p>
          </table:table-cell>
          <table:table-cell office:value-type="float" office:value="0.217025" calcext:value-type="float">
            <text:p>0,21702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hyroid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lobal</text:p>
          </table:table-cell>
          <table:table-cell office:value-type="float" office:value="7200" calcext:value-type="float">
            <text:p>7200</text:p>
          </table:table-cell>
          <table:table-cell office:value-type="float" office:value="943.9" calcext:value-type="float">
            <text:p>943,9</text:p>
          </table:table-cell>
          <table:table-cell table:style-name="ce3" office:value-type="float" office:value="94.237654" calcext:value-type="float">
            <text:p>94,24</text:p>
          </table:table-cell>
          <table:table-cell table:style-name="ce3" office:value-type="float" office:value="5.762346" calcext:value-type="float">
            <text:p>5,76</text:p>
          </table:table-cell>
          <table:table-cell table:style-name="ce3" office:value-type="float" office:value="92.097222" calcext:value-type="float">
            <text:p>92,10</text:p>
          </table:table-cell>
          <table:table-cell table:style-name="ce3" office:value-type="float" office:value="93.35492" calcext:value-type="float">
            <text:p>93,35</text:p>
          </table:table-cell>
          <table:table-cell table:style-name="ce3" office:value-type="float" office:value="6.64508" calcext:value-type="float">
            <text:p>6,65</text:p>
          </table:table-cell>
          <table:table-cell table:style-name="ce3" office:value-type="float" office:value="1.347222" calcext:value-type="float">
            <text:p>1,35</text:p>
          </table:table-cell>
          <table:table-cell office:value-type="float" office:value="1.333824" calcext:value-type="float">
            <text:p>1,333824</text:p>
          </table:table-cell>
          <table:table-cell office:value-type="float" office:value="0" calcext:value-type="float">
            <text:p>0</text:p>
          </table:table-cell>
          <table:table-cell office:value-type="float" office:value="0.010552" calcext:value-type="float">
            <text:p>0,0105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twonorm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lobal</text:p>
          </table:table-cell>
          <table:table-cell office:value-type="float" office:value="7400" calcext:value-type="float">
            <text:p>7400</text:p>
          </table:table-cell>
          <table:table-cell office:value-type="float" office:value="6654.2" calcext:value-type="float">
            <text:p>6654,2</text:p>
          </table:table-cell>
          <table:table-cell table:style-name="ce3" office:value-type="float" office:value="99.986486" calcext:value-type="float">
            <text:p>99,99</text:p>
          </table:table-cell>
          <table:table-cell table:style-name="ce3" office:value-type="float" office:value="0.013514" calcext:value-type="float">
            <text:p>0,01</text:p>
          </table:table-cell>
          <table:table-cell table:style-name="ce3" office:value-type="float" office:value="34.932432" calcext:value-type="float">
            <text:p>34,93</text:p>
          </table:table-cell>
          <table:table-cell table:style-name="ce3" office:value-type="float" office:value="93.119597" calcext:value-type="float">
            <text:p>93,12</text:p>
          </table:table-cell>
          <table:table-cell table:style-name="ce3" office:value-type="float" office:value="6.880403" calcext:value-type="float">
            <text:p>6,88</text:p>
          </table:table-cell>
          <table:table-cell table:style-name="ce3" office:value-type="float" office:value="62.486486" calcext:value-type="float">
            <text:p>62,49</text:p>
          </table:table-cell>
          <table:table-cell office:value-type="float" office:value="12.216484" calcext:value-type="float">
            <text:p>12,216484</text:p>
          </table:table-cell>
          <table:table-cell office:value-type="float" office:value="0" calcext:value-type="float">
            <text:p>0</text:p>
          </table:table-cell>
          <table:table-cell office:value-type="float" office:value="0.268481" calcext:value-type="float">
            <text:p>0,268481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ehicle</text:p>
          </table:table-cell>
          <table:table-cell office:value-type="float" office:value="5" calcext:value-type="float">
            <text:p>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Global</text:p>
          </table:table-cell>
          <table:table-cell office:value-type="float" office:value="846" calcext:value-type="float">
            <text:p>846</text:p>
          </table:table-cell>
          <table:table-cell office:value-type="float" office:value="683.2" calcext:value-type="float">
            <text:p>683,2</text:p>
          </table:table-cell>
          <table:table-cell table:style-name="ce3" office:value-type="float" office:value="98.502758" calcext:value-type="float">
            <text:p>98,50</text:p>
          </table:table-cell>
          <table:table-cell table:style-name="ce3" office:value-type="float" office:value="1.497242" calcext:value-type="float">
            <text:p>1,50</text:p>
          </table:table-cell>
          <table:table-cell table:style-name="ce3" office:value-type="float" office:value="54.491726" calcext:value-type="float">
            <text:p>54,49</text:p>
          </table:table-cell>
          <table:table-cell table:style-name="ce3" office:value-type="float" office:value="67.103348" calcext:value-type="float">
            <text:p>67,10</text:p>
          </table:table-cell>
          <table:table-cell table:style-name="ce3" office:value-type="float" office:value="32.896652" calcext:value-type="float">
            <text:p>32,90</text:p>
          </table:table-cell>
          <table:table-cell table:style-name="ce3" office:value-type="float" office:value="18.794326" calcext:value-type="float">
            <text:p>18,79</text:p>
          </table:table-cell>
          <table:table-cell office:value-type="float" office:value="0.179262" calcext:value-type="float">
            <text:p>0,179262</text:p>
          </table:table-cell>
          <table:table-cell office:value-type="float" office:value="0" calcext:value-type="float">
            <text:p>0</text:p>
          </table:table-cell>
          <table:table-cell office:value-type="float" office:value="0.019588" calcext:value-type="float">
            <text:p>0,0195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vowel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990" calcext:value-type="float">
            <text:p>990</text:p>
          </table:table-cell>
          <table:table-cell office:value-type="float" office:value="638.8" calcext:value-type="float">
            <text:p>638,8</text:p>
          </table:table-cell>
          <table:table-cell table:style-name="ce3" office:value-type="float" office:value="98.765432" calcext:value-type="float">
            <text:p>98,77</text:p>
          </table:table-cell>
          <table:table-cell table:style-name="ce3" office:value-type="float" office:value="1.234568" calcext:value-type="float">
            <text:p>1,23</text:p>
          </table:table-cell>
          <table:table-cell table:style-name="ce3" office:value-type="float" office:value="93.030303" calcext:value-type="float">
            <text:p>93,03</text:p>
          </table:table-cell>
          <table:table-cell table:style-name="ce3" office:value-type="float" office:value="93.31307" calcext:value-type="float">
            <text:p>93,31</text:p>
          </table:table-cell>
          <table:table-cell table:style-name="ce3" office:value-type="float" office:value="6.68693" calcext:value-type="float">
            <text:p>6,69</text:p>
          </table:table-cell>
          <table:table-cell table:style-name="ce3" office:value-type="float" office:value="0.30303" calcext:value-type="float">
            <text:p>0,30</text:p>
          </table:table-cell>
          <table:table-cell office:value-type="float" office:value="0.102137" calcext:value-type="float">
            <text:p>0,102137</text:p>
          </table:table-cell>
          <table:table-cell office:value-type="float" office:value="0" calcext:value-type="float">
            <text:p>0</text:p>
          </table:table-cell>
          <table:table-cell office:value-type="float" office:value="0.002405" calcext:value-type="float">
            <text:p>0,002405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inequality-red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1599" calcext:value-type="float">
            <text:p>1599</text:p>
          </table:table-cell>
          <table:table-cell office:value-type="float" office:value="614.2" calcext:value-type="float">
            <text:p>614,2</text:p>
          </table:table-cell>
          <table:table-cell table:style-name="ce3" office:value-type="float" office:value="84.497255" calcext:value-type="float">
            <text:p>84,50</text:p>
          </table:table-cell>
          <table:table-cell table:style-name="ce3" office:value-type="float" office:value="15.502745" calcext:value-type="float">
            <text:p>15,50</text:p>
          </table:table-cell>
          <table:table-cell table:style-name="ce3" office:value-type="float" office:value="59.59975" calcext:value-type="float">
            <text:p>59,60</text:p>
          </table:table-cell>
          <table:table-cell table:style-name="ce3" office:value-type="float" office:value="60.469543" calcext:value-type="float">
            <text:p>60,47</text:p>
          </table:table-cell>
          <table:table-cell table:style-name="ce3" office:value-type="float" office:value="39.530457" calcext:value-type="float">
            <text:p>39,53</text:p>
          </table:table-cell>
          <table:table-cell table:style-name="ce3" office:value-type="float" office:value="1.438399" calcext:value-type="float">
            <text:p>1,44</text:p>
          </table:table-cell>
          <table:table-cell office:value-type="float" office:value="0.298565" calcext:value-type="float">
            <text:p>0,298565</text:p>
          </table:table-cell>
          <table:table-cell office:value-type="float" office:value="0" calcext:value-type="float">
            <text:p>0</text:p>
          </table:table-cell>
          <table:table-cell office:value-type="float" office:value="0.009953" calcext:value-type="float">
            <text:p>0,009953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winequality-white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al</text:p>
          </table:table-cell>
          <table:table-cell office:value-type="float" office:value="4898" calcext:value-type="float">
            <text:p>4898</text:p>
          </table:table-cell>
          <table:table-cell office:value-type="float" office:value="651.5" calcext:value-type="float">
            <text:p>651,5</text:p>
          </table:table-cell>
          <table:table-cell table:style-name="ce3" office:value-type="float" office:value="66.902591" calcext:value-type="float">
            <text:p>66,90</text:p>
          </table:table-cell>
          <table:table-cell table:style-name="ce3" office:value-type="float" office:value="33.097409" calcext:value-type="float">
            <text:p>33,10</text:p>
          </table:table-cell>
          <table:table-cell table:style-name="ce3" office:value-type="float" office:value="53.082891" calcext:value-type="float">
            <text:p>53,08</text:p>
          </table:table-cell>
          <table:table-cell table:style-name="ce3" office:value-type="float" office:value="53.213262" calcext:value-type="float">
            <text:p>53,21</text:p>
          </table:table-cell>
          <table:table-cell table:style-name="ce3" office:value-type="float" office:value="46.786738" calcext:value-type="float">
            <text:p>46,79</text:p>
          </table:table-cell>
          <table:table-cell table:style-name="ce3" office:value-type="float" office:value="0.244998" calcext:value-type="float">
            <text:p>0,24</text:p>
          </table:table-cell>
          <table:table-cell office:value-type="float" office:value="1.822073" calcext:value-type="float">
            <text:p>1,822073</text:p>
          </table:table-cell>
          <table:table-cell office:value-type="float" office:value="0" calcext:value-type="float">
            <text:p>0</text:p>
          </table:table-cell>
          <table:table-cell office:value-type="float" office:value="0.047389" calcext:value-type="float">
            <text:p>0,047389</text:p>
          </table:table-cell>
          <table:table-cell table:number-columns-repeated="1008"/>
        </table:table-row>
        <table:table-row table:style-name="ro1">
          <table:table-cell table:style-name="ce2" table:number-columns-repeated="4"/>
          <table:table-cell table:style-name="ce2" table:formula="of:=AVERAGE([.E42:.E76])" office:value-type="float" office:value="26783.1428571429" calcext:value-type="float">
            <text:p>26783,14</text:p>
          </table:table-cell>
          <table:table-cell table:style-name="ce2" table:formula="of:=AVERAGE([.F42:.F76])" office:value-type="float" office:value="6070.87428571429" calcext:value-type="float">
            <text:p>6070,87</text:p>
          </table:table-cell>
          <table:table-cell table:style-name="ce2" table:formula="of:=AVERAGE([.G42:.G76])" office:value-type="float" office:value="90.3412571428571" calcext:value-type="float">
            <text:p>90,34</text:p>
          </table:table-cell>
          <table:table-cell table:style-name="ce2" table:formula="of:=AVERAGE([.H42:.H76])" office:value-type="float" office:value="9.65874285714286" calcext:value-type="float">
            <text:p>9,66</text:p>
          </table:table-cell>
          <table:table-cell table:style-name="ce2" table:formula="of:=AVERAGE([.I42:.I76])" office:value-type="float" office:value="63.0885590285714" calcext:value-type="float">
            <text:p>63,09</text:p>
          </table:table-cell>
          <table:table-cell table:style-name="ce2" table:formula="of:=AVERAGE([.J42:.J76])" office:value-type="float" office:value="79.6969927428571" calcext:value-type="float">
            <text:p>79,70</text:p>
          </table:table-cell>
          <table:table-cell table:style-name="ce2" table:formula="of:=AVERAGE([.K42:.K76])" office:value-type="float" office:value="20.3030072571429" calcext:value-type="float">
            <text:p>20,30</text:p>
          </table:table-cell>
          <table:table-cell table:style-name="ce2" table:formula="of:=AVERAGE([.L42:.L76])" office:value-type="float" office:value="21.7696070857143" calcext:value-type="float">
            <text:p>21,77</text:p>
          </table:table-cell>
          <table:table-cell table:style-name="ce2" table:formula="of:=AVERAGE([.M42:.M76])" office:value-type="float" office:value="137.612687514286" calcext:value-type="float">
            <text:p>137,61</text:p>
          </table:table-cell>
          <table:table-cell table:style-name="ce2" table:formula="of:=AVERAGE([.N42:.N76])" office:value-type="float" office:value="0" calcext:value-type="float">
            <text:p>0,00</text:p>
          </table:table-cell>
          <table:table-cell table:style-name="ce2" table:formula="of:=AVERAGE([.O42:.O76])" office:value-type="float" office:value="0.152665571428571" calcext:value-type="float">
            <text:p>0,15</text:p>
          </table:table-cell>
          <table:table-cell table:style-name="ce2" table:number-columns-repeated="1008"/>
        </table:table-row>
        <table:table-row table:style-name="ro1" table:number-rows-repeated="1048498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7" number:min-decimal-places="7" number:min-integer-digits="1"/>
    </number:number-style>
    <number:number-style style:name="N128">
      <number:number number:decimal-places="1" number:min-decimal-places="1"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time-style style:name="N114">
      <number:hours/>
      <number:text>:</number:text>
      <number:minutes number:style="long"/>
      <number:text>:</number:text>
      <number:seconds number:style="long"/>
    </number:time-style>
    <number:time-style style:name="N113">
      <number:hours/>
      <number:text>:</number:text>
      <number:minutes number:style="long"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1">
      <number:hours/>
      <number:text>:</number:text>
      <number:minutes number:style="long"/>
      <number:text> </number:text>
      <number:am-pm/>
    </number:time-style>
    <number:date-style style:name="N110"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08">
      <number:day number:style="long"/>
      <number:text>-</number:text>
      <number:month number:textual="true"/>
      <number:text>-</number:text>
      <number:year/>
    </number:date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1-25T09:54:04.339088355</dc:date>
    <meta:editing-duration>P1DT22H49M21S</meta:editing-duration>
    <meta:editing-cycles>4</meta:editing-cycles>
    <meta:generator>LibreOffice/7.3.6.2$Linux_X86_64 LibreOffice_project/30$Build-2</meta:generator>
    <meta:document-statistic meta:table-count="1" meta:cell-count="1196" meta:object-count="0"/>
  </office:meta>
</office:document-meta>
</file>